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1) nome civil: Acir Marcos Gurgacz</text:p>
          </table:table-cell>
          <table:table-cell table:formula="of:=FIND(&quot;:&quot;;[.A3];1)" office:value-type="float" office:value="14" calcext:value-type="float">
            <text:p>14</text:p>
          </table:table-cell>
          <table:table-cell table:formula="of:=MID([.A3];[.B3]+2;900)" office:value-type="string" office:string-value="Acir Marcos Gurgacz" calcext:value-type="string">
            <text:p>Acir Marcos Gurgacz</text:p>
          </table:table-cell>
          <table:table-cell table:formula="of:=CONCATENATE(&quot;{nome: '&quot;;[.C3];&quot;', email: '&quot;;[.C4];&quot;'},&quot;)" office:value-type="string" office:string-value="{nome: 'Acir Marcos Gurgacz', email: 'acir@senador.leg.br'}," calcext:value-type="string">
            <text:p>{nome: 'Acir Marcos Gurgacz', email: 'aci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cir@senador.leg.br" xlink:type="simple">acir@senador.leg.br</text:a></text:p>
          </table:table-cell>
          <table:table-cell table:formula="of:=FIND(&quot;:&quot;;[.A4];1)" office:value-type="float" office:value="19" calcext:value-type="float">
            <text:p>19</text:p>
          </table:table-cell>
          <table:table-cell table:formula="of:=MID([.A4];[.B4]+2;900)" office:value-type="string" office:string-value="acir@senador.leg.br" calcext:value-type="string">
            <text:p>acir@senador.leg.br</text:p>
          </table:table-cell>
          <table:table-cell/>
        </table:table-row>
        <table:table-row table:style-name="ro2">
          <table:table-cell office:value-type="string" calcext:value-type="string">
            <text:p>2) nome civil: Aécio Neves da Cunha</text:p>
          </table:table-cell>
          <table:table-cell table:formula="of:=FIND(&quot;:&quot;;[.A5];1)" office:value-type="float" office:value="14" calcext:value-type="float">
            <text:p>14</text:p>
          </table:table-cell>
          <table:table-cell table:formula="of:=MID([.A5];[.B5]+2;900)" office:value-type="string" office:string-value="Aécio Neves da Cunha" calcext:value-type="string">
            <text:p>Aécio Neves da Cunha</text:p>
          </table:table-cell>
          <table:table-cell table:formula="of:=CONCATENATE(&quot;{nome: '&quot;;[.C5];&quot;', email: '&quot;;[.C6];&quot;'},&quot;)" office:value-type="string" office:string-value="{nome: 'Aécio Neves da Cunha', email: 'aecio.neves@senador.leg.br'}," calcext:value-type="string">
            <text:p>{nome: 'Aécio Neves da Cunha', email: 'aecio.nev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ecio.neves@senador.leg.br" xlink:type="simple">aecio.neves@senador.leg.br</text:a></text:p>
          </table:table-cell>
          <table:table-cell table:formula="of:=FIND(&quot;:&quot;;[.A6];1)" office:value-type="float" office:value="19" calcext:value-type="float">
            <text:p>19</text:p>
          </table:table-cell>
          <table:table-cell table:formula="of:=MID([.A6];[.B6]+2;900)" office:value-type="string" office:string-value="aecio.neves@senador.leg.br" calcext:value-type="string">
            <text:p>aecio.neves@senador.leg.br</text:p>
          </table:table-cell>
          <table:table-cell/>
        </table:table-row>
        <table:table-row table:style-name="ro2">
          <table:table-cell office:value-type="string" calcext:value-type="string">
            <text:p>3) nome civil: Aloysio Nunes Ferreira Filho</text:p>
          </table:table-cell>
          <table:table-cell table:formula="of:=FIND(&quot;:&quot;;[.A7];1)" office:value-type="float" office:value="14" calcext:value-type="float">
            <text:p>14</text:p>
          </table:table-cell>
          <table:table-cell table:formula="of:=MID([.A7];[.B7]+2;900)" office:value-type="string" office:string-value="Aloysio Nunes Ferreira Filho" calcext:value-type="string">
            <text:p>Aloysio Nunes Ferreira Filho</text:p>
          </table:table-cell>
          <table:table-cell table:formula="of:=CONCATENATE(&quot;{nome: '&quot;;[.C7];&quot;', email: '&quot;;[.C8];&quot;'},&quot;)" office:value-type="string" office:string-value="{nome: 'Aloysio Nunes Ferreira Filho', email: 'aloysionunes.ferreira@senador.leg.br'}," calcext:value-type="string">
            <text:p>{nome: 'Aloysio Nunes Ferreira Filho', email: 'aloysionunes.ferre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loysionunes.ferreira@senador.leg.br" xlink:type="simple">aloysionunes.ferreira@senador.leg.br</text:a></text:p>
          </table:table-cell>
          <table:table-cell table:formula="of:=FIND(&quot;:&quot;;[.A8];1)" office:value-type="float" office:value="19" calcext:value-type="float">
            <text:p>19</text:p>
          </table:table-cell>
          <table:table-cell table:formula="of:=MID([.A8];[.B8]+2;900)" office:value-type="string" office:string-value="aloysionunes.ferreira@senador.leg.br" calcext:value-type="string">
            <text:p>aloysionunes.ferreira@senador.leg.br</text:p>
          </table:table-cell>
          <table:table-cell/>
        </table:table-row>
        <table:table-row table:style-name="ro2">
          <table:table-cell office:value-type="string" calcext:value-type="string">
            <text:p>4) nome civil: Alvaro Fernandes Dias</text:p>
          </table:table-cell>
          <table:table-cell table:formula="of:=FIND(&quot;:&quot;;[.A9];1)" office:value-type="float" office:value="14" calcext:value-type="float">
            <text:p>14</text:p>
          </table:table-cell>
          <table:table-cell table:formula="of:=MID([.A9];[.B9]+2;900)" office:value-type="string" office:string-value="Alvaro Fernandes Dias" calcext:value-type="string">
            <text:p>Alvaro Fernandes Dias</text:p>
          </table:table-cell>
          <table:table-cell table:formula="of:=CONCATENATE(&quot;{nome: '&quot;;[.C9];&quot;', email: '&quot;;[.C10];&quot;'},&quot;)" office:value-type="string" office:string-value="{nome: 'Alvaro Fernandes Dias', email: 'alvarodias@senador.leg.br'}," calcext:value-type="string">
            <text:p>{nome: 'Alvaro Fernandes Dias', email: 'alvarodia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lvarodias@senador.leg.br" xlink:type="simple">alvarodias@senador.leg.br</text:a></text:p>
          </table:table-cell>
          <table:table-cell table:formula="of:=FIND(&quot;:&quot;;[.A10];1)" office:value-type="float" office:value="19" calcext:value-type="float">
            <text:p>19</text:p>
          </table:table-cell>
          <table:table-cell table:formula="of:=MID([.A10];[.B10]+2;900)" office:value-type="string" office:string-value="alvarodias@senador.leg.br" calcext:value-type="string">
            <text:p>alvarodias@senador.leg.br</text:p>
          </table:table-cell>
          <table:table-cell/>
        </table:table-row>
        <table:table-row table:style-name="ro2">
          <table:table-cell office:value-type="string" calcext:value-type="string">
            <text:p>5) nome civil: Ana Amélia de Lemos</text:p>
          </table:table-cell>
          <table:table-cell table:formula="of:=FIND(&quot;:&quot;;[.A11];1)" office:value-type="float" office:value="14" calcext:value-type="float">
            <text:p>14</text:p>
          </table:table-cell>
          <table:table-cell table:formula="of:=MID([.A11];[.B11]+2;900)" office:value-type="string" office:string-value="Ana Amélia de Lemos" calcext:value-type="string">
            <text:p>Ana Amélia de Lemos</text:p>
          </table:table-cell>
          <table:table-cell table:formula="of:=CONCATENATE(&quot;{nome: '&quot;;[.C11];&quot;', email: '&quot;;[.C12];&quot;'},&quot;)" office:value-type="string" office:string-value="{nome: 'Ana Amélia de Lemos', email: 'ana.amelia@senadora.leg.br'}," calcext:value-type="string">
            <text:p>{nome: 'Ana Amélia de Lemos', email: 'ana.ameli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na.amelia@senadora.leg.br" xlink:type="simple">ana.amelia@senadora.leg.br</text:a></text:p>
          </table:table-cell>
          <table:table-cell table:formula="of:=FIND(&quot;:&quot;;[.A12];1)" office:value-type="float" office:value="19" calcext:value-type="float">
            <text:p>19</text:p>
          </table:table-cell>
          <table:table-cell table:formula="of:=MID([.A12];[.B12]+2;900)" office:value-type="string" office:string-value="ana.amelia@senadora.leg.br" calcext:value-type="string">
            <text:p>ana.amelia@senadora.leg.br</text:p>
          </table:table-cell>
          <table:table-cell/>
        </table:table-row>
        <table:table-row table:style-name="ro2">
          <table:table-cell office:value-type="string" calcext:value-type="string">
            <text:p>6) nome civil: Angela Maria Gomes Portela</text:p>
          </table:table-cell>
          <table:table-cell table:formula="of:=FIND(&quot;:&quot;;[.A13];1)" office:value-type="float" office:value="14" calcext:value-type="float">
            <text:p>14</text:p>
          </table:table-cell>
          <table:table-cell table:formula="of:=MID([.A13];[.B13]+2;900)" office:value-type="string" office:string-value="Angela Maria Gomes Portela" calcext:value-type="string">
            <text:p>Angela Maria Gomes Portela</text:p>
          </table:table-cell>
          <table:table-cell table:formula="of:=CONCATENATE(&quot;{nome: '&quot;;[.C13];&quot;', email: '&quot;;[.C14];&quot;'},&quot;)" office:value-type="string" office:string-value="{nome: 'Angela Maria Gomes Portela', email: 'angela.portela@senadora.leg.br'}," calcext:value-type="string">
            <text:p>{nome: 'Angela Maria Gomes Portela', email: 'angela.portel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ngela.portela@senadora.leg.br" xlink:type="simple">angela.portela@senadora.leg.br</text:a></text:p>
          </table:table-cell>
          <table:table-cell table:formula="of:=FIND(&quot;:&quot;;[.A14];1)" office:value-type="float" office:value="19" calcext:value-type="float">
            <text:p>19</text:p>
          </table:table-cell>
          <table:table-cell table:formula="of:=MID([.A14];[.B14]+2;900)" office:value-type="string" office:string-value="angela.portela@senadora.leg.br" calcext:value-type="string">
            <text:p>angela.portela@senadora.leg.br</text:p>
          </table:table-cell>
          <table:table-cell/>
        </table:table-row>
        <table:table-row table:style-name="ro4">
          <table:table-cell office:value-type="string" calcext:value-type="string">
            <text:p>7) nome civil: Antonio Augusto Junho Anastasia</text:p>
          </table:table-cell>
          <table:table-cell table:formula="of:=FIND(&quot;:&quot;;[.A15];1)" office:value-type="float" office:value="14" calcext:value-type="float">
            <text:p>14</text:p>
          </table:table-cell>
          <table:table-cell table:formula="of:=MID([.A15];[.B15]+2;900)" office:value-type="string" office:string-value="Antonio Augusto Junho Anastasia" calcext:value-type="string">
            <text:p>Antonio Augusto Junho Anastasia</text:p>
          </table:table-cell>
          <table:table-cell table:formula="of:=CONCATENATE(&quot;{nome: '&quot;;[.C15];&quot;', email: '&quot;;[.C16];&quot;'},&quot;)" office:value-type="string" office:string-value="{nome: 'Antonio Augusto Junho Anastasia', email: 'antonio.anastasia@senador.leg.br'}," calcext:value-type="string">
            <text:p>{nome: 'Antonio Augusto Junho Anastasia', email: 'antonio.anastasi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ntonio.anastasia@senador.leg.br" xlink:type="simple">antonio.anastasia@senador.leg.br</text:a></text:p>
          </table:table-cell>
          <table:table-cell table:formula="of:=FIND(&quot;:&quot;;[.A16];1)" office:value-type="float" office:value="19" calcext:value-type="float">
            <text:p>19</text:p>
          </table:table-cell>
          <table:table-cell table:formula="of:=MID([.A16];[.B16]+2;900)" office:value-type="string" office:string-value="antonio.anastasia@senador.leg.br" calcext:value-type="string">
            <text:p>antonio.anastasia@senador.leg.br</text:p>
          </table:table-cell>
          <table:table-cell/>
        </table:table-row>
        <table:table-row table:style-name="ro2">
          <table:table-cell office:value-type="string" calcext:value-type="string">
            <text:p>8) nome civil: Antonio Carlos Valadares</text:p>
          </table:table-cell>
          <table:table-cell table:formula="of:=FIND(&quot;:&quot;;[.A17];1)" office:value-type="float" office:value="14" calcext:value-type="float">
            <text:p>14</text:p>
          </table:table-cell>
          <table:table-cell table:formula="of:=MID([.A17];[.B17]+2;900)" office:value-type="string" office:string-value="Antonio Carlos Valadares" calcext:value-type="string">
            <text:p>Antonio Carlos Valadares</text:p>
          </table:table-cell>
          <table:table-cell table:formula="of:=CONCATENATE(&quot;{nome: '&quot;;[.C17];&quot;', email: '&quot;;[.C18];&quot;'},&quot;)" office:value-type="string" office:string-value="{nome: 'Antonio Carlos Valadares', email: 'antonio.carlos.valadares@senador.leg.br'}," calcext:value-type="string">
            <text:p>{nome: 'Antonio Carlos Valadares', email: 'antonio.carlos.valadar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ntonio.carlos.valadares@senador.leg.br" xlink:type="simple">antonio.carlos.valadares@senador.leg.br</text:a></text:p>
          </table:table-cell>
          <table:table-cell table:formula="of:=FIND(&quot;:&quot;;[.A18];1)" office:value-type="float" office:value="19" calcext:value-type="float">
            <text:p>19</text:p>
          </table:table-cell>
          <table:table-cell table:formula="of:=MID([.A18];[.B18]+2;900)" office:value-type="string" office:string-value="antonio.carlos.valadares@senador.leg.br" calcext:value-type="string">
            <text:p>antonio.carlos.valadares@senador.leg.br</text:p>
          </table:table-cell>
          <table:table-cell/>
        </table:table-row>
        <table:table-row table:style-name="ro3">
          <table:table-cell office:value-type="string" calcext:value-type="string">
            <text:p>9) nome civil: Ataídes de Oliveira</text:p>
          </table:table-cell>
          <table:table-cell table:formula="of:=FIND(&quot;:&quot;;[.A19];1)" office:value-type="float" office:value="14" calcext:value-type="float">
            <text:p>14</text:p>
          </table:table-cell>
          <table:table-cell table:formula="of:=MID([.A19];[.B19]+2;900)" office:value-type="string" office:string-value="Ataídes de Oliveira" calcext:value-type="string">
            <text:p>Ataídes de Oliveira</text:p>
          </table:table-cell>
          <table:table-cell table:formula="of:=CONCATENATE(&quot;{nome: '&quot;;[.C19];&quot;', email: '&quot;;[.C20];&quot;'},&quot;)" office:value-type="string" office:string-value="{nome: 'Ataídes de Oliveira', email: 'ataides.oliveira@senador.leg.br'}," calcext:value-type="string">
            <text:p>{nome: 'Ataídes de Oliveira', email: 'ataides.olive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ataides.oliveira@senador.leg.br" xlink:type="simple">ataides.oliveira@senador.leg.br</text:a></text:p>
          </table:table-cell>
          <table:table-cell table:formula="of:=FIND(&quot;:&quot;;[.A20];1)" office:value-type="float" office:value="19" calcext:value-type="float">
            <text:p>19</text:p>
          </table:table-cell>
          <table:table-cell table:formula="of:=MID([.A20];[.B20]+2;900)" office:value-type="string" office:string-value="ataides.oliveira@senador.leg.br" calcext:value-type="string">
            <text:p>ataides.oliveira@senador.leg.br</text:p>
          </table:table-cell>
          <table:table-cell/>
        </table:table-row>
        <table:table-row table:style-name="ro3">
          <table:table-cell office:value-type="string" calcext:value-type="string">
            <text:p>10) nome civil: Benedito de Lira</text:p>
          </table:table-cell>
          <table:table-cell table:formula="of:=FIND(&quot;:&quot;;[.A21];1)" office:value-type="float" office:value="15" calcext:value-type="float">
            <text:p>15</text:p>
          </table:table-cell>
          <table:table-cell table:formula="of:=MID([.A21];[.B21]+2;900)" office:value-type="string" office:string-value="Benedito de Lira" calcext:value-type="string">
            <text:p>Benedito de Lira</text:p>
          </table:table-cell>
          <table:table-cell table:formula="of:=CONCATENATE(&quot;{nome: '&quot;;[.C21];&quot;', email: '&quot;;[.C22];&quot;'},&quot;)" office:value-type="string" office:string-value="{nome: 'Benedito de Lira', email: 'benedito.lira@senador.leg.br'}," calcext:value-type="string">
            <text:p>{nome: 'Benedito de Lira', email: 'benedito.l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benedito.lira@senador.leg.br" xlink:type="simple">benedito.lira@senador.leg.br</text:a></text:p>
          </table:table-cell>
          <table:table-cell table:formula="of:=FIND(&quot;:&quot;;[.A22];1)" office:value-type="float" office:value="19" calcext:value-type="float">
            <text:p>19</text:p>
          </table:table-cell>
          <table:table-cell table:formula="of:=MID([.A22];[.B22]+2;900)" office:value-type="string" office:string-value="benedito.lira@senador.leg.br" calcext:value-type="string">
            <text:p>benedito.lira@senador.leg.br</text:p>
          </table:table-cell>
          <table:table-cell/>
        </table:table-row>
        <table:table-row table:style-name="ro3">
          <table:table-cell office:value-type="string" calcext:value-type="string">
            <text:p>11) nome civil: Blairo Borges Maggi</text:p>
          </table:table-cell>
          <table:table-cell table:formula="of:=FIND(&quot;:&quot;;[.A23];1)" office:value-type="float" office:value="15" calcext:value-type="float">
            <text:p>15</text:p>
          </table:table-cell>
          <table:table-cell table:formula="of:=MID([.A23];[.B23]+2;900)" office:value-type="string" office:string-value="Blairo Borges Maggi" calcext:value-type="string">
            <text:p>Blairo Borges Maggi</text:p>
          </table:table-cell>
          <table:table-cell table:formula="of:=CONCATENATE(&quot;{nome: '&quot;;[.C23];&quot;', email: '&quot;;[.C24];&quot;'},&quot;)" office:value-type="string" office:string-value="{nome: 'Blairo Borges Maggi', email: 'blairo.maggi@senador.leg.br'}," calcext:value-type="string">
            <text:p>{nome: 'Blairo Borges Maggi', email: 'blairo.maggi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blairo.maggi@senador.leg.br" xlink:type="simple">blairo.maggi@senador.leg.br</text:a></text:p>
          </table:table-cell>
          <table:table-cell table:formula="of:=FIND(&quot;:&quot;;[.A24];1)" office:value-type="float" office:value="19" calcext:value-type="float">
            <text:p>19</text:p>
          </table:table-cell>
          <table:table-cell table:formula="of:=MID([.A24];[.B24]+2;900)" office:value-type="string" office:string-value="blairo.maggi@senador.leg.br" calcext:value-type="string">
            <text:p>blairo.maggi@senador.leg.br</text:p>
          </table:table-cell>
          <table:table-cell/>
        </table:table-row>
        <table:table-row table:style-name="ro2">
          <table:table-cell office:value-type="string" calcext:value-type="string">
            <text:p>12) nome civil: Cássio Rodrigues da Cunha Lima</text:p>
          </table:table-cell>
          <table:table-cell table:formula="of:=FIND(&quot;:&quot;;[.A25];1)" office:value-type="float" office:value="15" calcext:value-type="float">
            <text:p>15</text:p>
          </table:table-cell>
          <table:table-cell table:formula="of:=MID([.A25];[.B25]+2;900)" office:value-type="string" office:string-value="Cássio Rodrigues da Cunha Lima" calcext:value-type="string">
            <text:p>Cássio Rodrigues da Cunha Lima</text:p>
          </table:table-cell>
          <table:table-cell table:formula="of:=CONCATENATE(&quot;{nome: '&quot;;[.C25];&quot;', email: '&quot;;[.C26];&quot;'},&quot;)" office:value-type="string" office:string-value="{nome: 'Cássio Rodrigues da Cunha Lima', email: 'cassio.cunha.lima@senador.leg.br'}," calcext:value-type="string">
            <text:p>{nome: 'Cássio Rodrigues da Cunha Lima', email: 'cassio.cunha.lim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cassio.cunha.lima@senador.leg.br" xlink:type="simple">cassio.cunha.lima@senador.leg.br</text:a></text:p>
          </table:table-cell>
          <table:table-cell table:formula="of:=FIND(&quot;:&quot;;[.A26];1)" office:value-type="float" office:value="19" calcext:value-type="float">
            <text:p>19</text:p>
          </table:table-cell>
          <table:table-cell table:formula="of:=MID([.A26];[.B26]+2;900)" office:value-type="string" office:string-value="cassio.cunha.lima@senador.leg.br" calcext:value-type="string">
            <text:p>cassio.cunha.lima@senador.leg.br</text:p>
          </table:table-cell>
          <table:table-cell/>
        </table:table-row>
        <table:table-row table:style-name="ro2">
          <table:table-cell office:value-type="string" calcext:value-type="string">
            <text:p>13) nome civil: Ciro Nogueira Lima Filho</text:p>
          </table:table-cell>
          <table:table-cell table:formula="of:=FIND(&quot;:&quot;;[.A27];1)" office:value-type="float" office:value="15" calcext:value-type="float">
            <text:p>15</text:p>
          </table:table-cell>
          <table:table-cell table:formula="of:=MID([.A27];[.B27]+2;900)" office:value-type="string" office:string-value="Ciro Nogueira Lima Filho" calcext:value-type="string">
            <text:p>Ciro Nogueira Lima Filho</text:p>
          </table:table-cell>
          <table:table-cell table:formula="of:=CONCATENATE(&quot;{nome: '&quot;;[.C27];&quot;', email: '&quot;;[.C28];&quot;'},&quot;)" office:value-type="string" office:string-value="{nome: 'Ciro Nogueira Lima Filho', email: 'ciro.nogueira@senador.leg.br'}," calcext:value-type="string">
            <text:p>{nome: 'Ciro Nogueira Lima Filho', email: 'ciro.nogue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ciro.nogueira@senador.leg.br" xlink:type="simple">ciro.nogueira@senador.leg.br</text:a></text:p>
          </table:table-cell>
          <table:table-cell table:formula="of:=FIND(&quot;:&quot;;[.A28];1)" office:value-type="float" office:value="19" calcext:value-type="float">
            <text:p>19</text:p>
          </table:table-cell>
          <table:table-cell table:formula="of:=MID([.A28];[.B28]+2;900)" office:value-type="string" office:string-value="ciro.nogueira@senador.leg.br" calcext:value-type="string">
            <text:p>ciro.nogueira@senador.leg.br</text:p>
          </table:table-cell>
          <table:table-cell/>
        </table:table-row>
        <table:table-row table:style-name="ro4">
          <table:table-cell office:value-type="string" calcext:value-type="string">
            <text:p>14) nome civil: Cristovam Ricardo Cavalcanti Buarque</text:p>
          </table:table-cell>
          <table:table-cell table:formula="of:=FIND(&quot;:&quot;;[.A29];1)" office:value-type="float" office:value="15" calcext:value-type="float">
            <text:p>15</text:p>
          </table:table-cell>
          <table:table-cell table:formula="of:=MID([.A29];[.B29]+2;900)" office:value-type="string" office:string-value="Cristovam Ricardo Cavalcanti Buarque" calcext:value-type="string">
            <text:p>Cristovam Ricardo Cavalcanti Buarque</text:p>
          </table:table-cell>
          <table:table-cell table:formula="of:=CONCATENATE(&quot;{nome: '&quot;;[.C29];&quot;', email: '&quot;;[.C30];&quot;'},&quot;)" office:value-type="string" office:string-value="{nome: 'Cristovam Ricardo Cavalcanti Buarque', email: 'cristovam.buarque@senador.leg.br'}," calcext:value-type="string">
            <text:p>{nome: 'Cristovam Ricardo Cavalcanti Buarque', email: 'cristovam.buarque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cristovam.buarque@senador.leg.br" xlink:type="simple">cristovam.buarque@senador.leg.br</text:a></text:p>
          </table:table-cell>
          <table:table-cell table:formula="of:=FIND(&quot;:&quot;;[.A30];1)" office:value-type="float" office:value="19" calcext:value-type="float">
            <text:p>19</text:p>
          </table:table-cell>
          <table:table-cell table:formula="of:=MID([.A30];[.B30]+2;900)" office:value-type="string" office:string-value="cristovam.buarque@senador.leg.br" calcext:value-type="string">
            <text:p>cristovam.buarque@senador.leg.br</text:p>
          </table:table-cell>
          <table:table-cell/>
        </table:table-row>
        <table:table-row table:style-name="ro3">
          <table:table-cell office:value-type="string" calcext:value-type="string">
            <text:p>15) nome civil: Dalírio José Beber</text:p>
          </table:table-cell>
          <table:table-cell table:formula="of:=FIND(&quot;:&quot;;[.A31];1)" office:value-type="float" office:value="15" calcext:value-type="float">
            <text:p>15</text:p>
          </table:table-cell>
          <table:table-cell table:formula="of:=MID([.A31];[.B31]+2;900)" office:value-type="string" office:string-value="Dalírio José Beber" calcext:value-type="string">
            <text:p>Dalírio José Beber</text:p>
          </table:table-cell>
          <table:table-cell table:formula="of:=CONCATENATE(&quot;{nome: '&quot;;[.C31];&quot;', email: '&quot;;[.C32];&quot;'},&quot;)" office:value-type="string" office:string-value="{nome: 'Dalírio José Beber', email: 'dalirio.beber@senador.leg.br'}," calcext:value-type="string">
            <text:p>{nome: 'Dalírio José Beber', email: 'dalirio.bebe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alirio.beber@senador.leg.br" xlink:type="simple">dalirio.beber@senador.leg.br</text:a></text:p>
          </table:table-cell>
          <table:table-cell table:formula="of:=FIND(&quot;:&quot;;[.A32];1)" office:value-type="float" office:value="19" calcext:value-type="float">
            <text:p>19</text:p>
          </table:table-cell>
          <table:table-cell table:formula="of:=MID([.A32];[.B32]+2;900)" office:value-type="string" office:string-value="dalirio.beber@senador.leg.br" calcext:value-type="string">
            <text:p>dalirio.beber@senador.leg.br</text:p>
          </table:table-cell>
          <table:table-cell/>
        </table:table-row>
        <table:table-row table:style-name="ro4">
          <table:table-cell office:value-type="string" calcext:value-type="string">
            <text:p>16) nome civil: David Samuel Alcolumbre Tobelem</text:p>
          </table:table-cell>
          <table:table-cell table:formula="of:=FIND(&quot;:&quot;;[.A33];1)" office:value-type="float" office:value="15" calcext:value-type="float">
            <text:p>15</text:p>
          </table:table-cell>
          <table:table-cell table:formula="of:=MID([.A33];[.B33]+2;900)" office:value-type="string" office:string-value="David Samuel Alcolumbre Tobelem" calcext:value-type="string">
            <text:p>David Samuel Alcolumbre Tobelem</text:p>
          </table:table-cell>
          <table:table-cell table:formula="of:=CONCATENATE(&quot;{nome: '&quot;;[.C33];&quot;', email: '&quot;;[.C34];&quot;'},&quot;)" office:value-type="string" office:string-value="{nome: 'David Samuel Alcolumbre Tobelem', email: 'davi.alcolumbre@senador.leg.br'}," calcext:value-type="string">
            <text:p>{nome: 'David Samuel Alcolumbre Tobelem', email: 'davi.alcolumbre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avi.alcolumbre@senador.leg.br" xlink:type="simple">davi.alcolumbre@senador.leg.br</text:a></text:p>
          </table:table-cell>
          <table:table-cell table:formula="of:=FIND(&quot;:&quot;;[.A34];1)" office:value-type="float" office:value="19" calcext:value-type="float">
            <text:p>19</text:p>
          </table:table-cell>
          <table:table-cell table:formula="of:=MID([.A34];[.B34]+2;900)" office:value-type="string" office:string-value="davi.alcolumbre@senador.leg.br" calcext:value-type="string">
            <text:p>davi.alcolumbre@senador.leg.br</text:p>
          </table:table-cell>
          <table:table-cell/>
        </table:table-row>
        <table:table-row table:style-name="ro2">
          <table:table-cell office:value-type="string" calcext:value-type="string">
            <text:p>17) nome civil: Delcídio do Amaral Gomez</text:p>
          </table:table-cell>
          <table:table-cell table:formula="of:=FIND(&quot;:&quot;;[.A35];1)" office:value-type="float" office:value="15" calcext:value-type="float">
            <text:p>15</text:p>
          </table:table-cell>
          <table:table-cell table:formula="of:=MID([.A35];[.B35]+2;900)" office:value-type="string" office:string-value="Delcídio do Amaral Gomez" calcext:value-type="string">
            <text:p>Delcídio do Amaral Gomez</text:p>
          </table:table-cell>
          <table:table-cell table:formula="of:=CONCATENATE(&quot;{nome: '&quot;;[.C35];&quot;', email: '&quot;;[.C36];&quot;'},&quot;)" office:value-type="string" office:string-value="{nome: 'Delcídio do Amaral Gomez', email: 'delcidio.amaral@senador.leg.br'}," calcext:value-type="string">
            <text:p>{nome: 'Delcídio do Amaral Gomez', email: 'delcidio.amaral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elcidio.amaral@senador.leg.br" xlink:type="simple">delcidio.amaral@senador.leg.br</text:a></text:p>
          </table:table-cell>
          <table:table-cell table:formula="of:=FIND(&quot;:&quot;;[.A36];1)" office:value-type="float" office:value="19" calcext:value-type="float">
            <text:p>19</text:p>
          </table:table-cell>
          <table:table-cell table:formula="of:=MID([.A36];[.B36]+2;900)" office:value-type="string" office:string-value="delcidio.amaral@senador.leg.br" calcext:value-type="string">
            <text:p>delcidio.amaral@senador.leg.br</text:p>
          </table:table-cell>
          <table:table-cell/>
        </table:table-row>
        <table:table-row table:style-name="ro4">
          <table:table-cell office:value-type="string" calcext:value-type="string">
            <text:p>18) nome civil: Divino Donizeti Borges Nogueira</text:p>
          </table:table-cell>
          <table:table-cell table:formula="of:=FIND(&quot;:&quot;;[.A37];1)" office:value-type="float" office:value="15" calcext:value-type="float">
            <text:p>15</text:p>
          </table:table-cell>
          <table:table-cell table:formula="of:=MID([.A37];[.B37]+2;900)" office:value-type="string" office:string-value="Divino Donizeti Borges Nogueira" calcext:value-type="string">
            <text:p>Divino Donizeti Borges Nogueira</text:p>
          </table:table-cell>
          <table:table-cell table:formula="of:=CONCATENATE(&quot;{nome: '&quot;;[.C37];&quot;', email: '&quot;;[.C38];&quot;'},&quot;)" office:value-type="string" office:string-value="{nome: 'Divino Donizeti Borges Nogueira', email: 'donizeti.nogueira@senador.leg.br'}," calcext:value-type="string">
            <text:p>{nome: 'Divino Donizeti Borges Nogueira', email: 'donizeti.nogue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onizeti.nogueira@senador.leg.br" xlink:type="simple">donizeti.nogueira@senador.leg.br</text:a></text:p>
          </table:table-cell>
          <table:table-cell table:formula="of:=FIND(&quot;:&quot;;[.A38];1)" office:value-type="float" office:value="19" calcext:value-type="float">
            <text:p>19</text:p>
          </table:table-cell>
          <table:table-cell table:formula="of:=MID([.A38];[.B38]+2;900)" office:value-type="string" office:string-value="donizeti.nogueira@senador.leg.br" calcext:value-type="string">
            <text:p>donizeti.nogueira@senador.leg.br</text:p>
          </table:table-cell>
          <table:table-cell/>
        </table:table-row>
        <table:table-row table:style-name="ro2">
          <table:table-cell office:value-type="string" calcext:value-type="string">
            <text:p>19) nome civil: Douglas Mauricio Ramos Cintra</text:p>
          </table:table-cell>
          <table:table-cell table:formula="of:=FIND(&quot;:&quot;;[.A39];1)" office:value-type="float" office:value="15" calcext:value-type="float">
            <text:p>15</text:p>
          </table:table-cell>
          <table:table-cell table:formula="of:=MID([.A39];[.B39]+2;900)" office:value-type="string" office:string-value="Douglas Mauricio Ramos Cintra" calcext:value-type="string">
            <text:p>Douglas Mauricio Ramos Cintra</text:p>
          </table:table-cell>
          <table:table-cell table:formula="of:=CONCATENATE(&quot;{nome: '&quot;;[.C39];&quot;', email: '&quot;;[.C40];&quot;'},&quot;)" office:value-type="string" office:string-value="{nome: 'Douglas Mauricio Ramos Cintra', email: 'douglas.cintra@senador.leg.br'}," calcext:value-type="string">
            <text:p>{nome: 'Douglas Mauricio Ramos Cintra', email: 'douglas.cint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ouglas.cintra@senador.leg.br" xlink:type="simple">douglas.cintra@senador.leg.br</text:a></text:p>
          </table:table-cell>
          <table:table-cell table:formula="of:=FIND(&quot;:&quot;;[.A40];1)" office:value-type="float" office:value="19" calcext:value-type="float">
            <text:p>19</text:p>
          </table:table-cell>
          <table:table-cell table:formula="of:=MID([.A40];[.B40]+2;900)" office:value-type="string" office:string-value="douglas.cintra@senador.leg.br" calcext:value-type="string">
            <text:p>douglas.cintra@senador.leg.br</text:p>
          </table:table-cell>
          <table:table-cell/>
        </table:table-row>
        <table:table-row table:style-name="ro3">
          <table:table-cell office:value-type="string" calcext:value-type="string">
            <text:p>20) nome civil: Edison Lobão</text:p>
          </table:table-cell>
          <table:table-cell table:formula="of:=FIND(&quot;:&quot;;[.A41];1)" office:value-type="float" office:value="15" calcext:value-type="float">
            <text:p>15</text:p>
          </table:table-cell>
          <table:table-cell table:formula="of:=MID([.A41];[.B41]+2;900)" office:value-type="string" office:string-value="Edison Lobão" calcext:value-type="string">
            <text:p>Edison Lobão</text:p>
          </table:table-cell>
          <table:table-cell table:formula="of:=CONCATENATE(&quot;{nome: '&quot;;[.C41];&quot;', email: '&quot;;[.C42];&quot;'},&quot;)" office:value-type="string" office:string-value="{nome: 'Edison Lobão', email: 'edison.lobao@senador.leg.br'}," calcext:value-type="string">
            <text:p>{nome: 'Edison Lobão', email: 'edison.loba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edison.lobao@senador.leg.br" xlink:type="simple">edison.lobao@senador.leg.br</text:a></text:p>
          </table:table-cell>
          <table:table-cell table:formula="of:=FIND(&quot;:&quot;;[.A42];1)" office:value-type="float" office:value="19" calcext:value-type="float">
            <text:p>19</text:p>
          </table:table-cell>
          <table:table-cell table:formula="of:=MID([.A42];[.B42]+2;900)" office:value-type="string" office:string-value="edison.lobao@senador.leg.br" calcext:value-type="string">
            <text:p>edison.lobao@senador.leg.br</text:p>
          </table:table-cell>
          <table:table-cell/>
        </table:table-row>
        <table:table-row table:style-name="ro2">
          <table:table-cell office:value-type="string" calcext:value-type="string">
            <text:p>21) nome civil: Eduardo Alves do Amorim</text:p>
          </table:table-cell>
          <table:table-cell table:formula="of:=FIND(&quot;:&quot;;[.A43];1)" office:value-type="float" office:value="15" calcext:value-type="float">
            <text:p>15</text:p>
          </table:table-cell>
          <table:table-cell table:formula="of:=MID([.A43];[.B43]+2;900)" office:value-type="string" office:string-value="Eduardo Alves do Amorim" calcext:value-type="string">
            <text:p>Eduardo Alves do Amorim</text:p>
          </table:table-cell>
          <table:table-cell table:formula="of:=CONCATENATE(&quot;{nome: '&quot;;[.C43];&quot;', email: '&quot;;[.C44];&quot;'},&quot;)" office:value-type="string" office:string-value="{nome: 'Eduardo Alves do Amorim', email: 'eduardo.amorim@senador.leg.br'}," calcext:value-type="string">
            <text:p>{nome: 'Eduardo Alves do Amorim', email: 'eduardo.amorim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eduardo.amorim@senador.leg.br" xlink:type="simple">eduardo.amorim@senador.leg.br</text:a></text:p>
          </table:table-cell>
          <table:table-cell table:formula="of:=FIND(&quot;:&quot;;[.A44];1)" office:value-type="float" office:value="19" calcext:value-type="float">
            <text:p>19</text:p>
          </table:table-cell>
          <table:table-cell table:formula="of:=MID([.A44];[.B44]+2;900)" office:value-type="string" office:string-value="eduardo.amorim@senador.leg.br" calcext:value-type="string">
            <text:p>eduardo.amorim@senador.leg.br</text:p>
          </table:table-cell>
          <table:table-cell/>
        </table:table-row>
        <table:table-row table:style-name="ro2">
          <table:table-cell office:value-type="string" calcext:value-type="string">
            <text:p>22) nome civil: Elmano Férrer de Almeida</text:p>
          </table:table-cell>
          <table:table-cell table:formula="of:=FIND(&quot;:&quot;;[.A45];1)" office:value-type="float" office:value="15" calcext:value-type="float">
            <text:p>15</text:p>
          </table:table-cell>
          <table:table-cell table:formula="of:=MID([.A45];[.B45]+2;900)" office:value-type="string" office:string-value="Elmano Férrer de Almeida" calcext:value-type="string">
            <text:p>Elmano Férrer de Almeida</text:p>
          </table:table-cell>
          <table:table-cell table:formula="of:=CONCATENATE(&quot;{nome: '&quot;;[.C45];&quot;', email: '&quot;;[.C46];&quot;'},&quot;)" office:value-type="string" office:string-value="{nome: 'Elmano Férrer de Almeida', email: 'elmano.ferrer@senador.leg.br'}," calcext:value-type="string">
            <text:p>{nome: 'Elmano Férrer de Almeida', email: 'elmano.ferre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elmano.ferrer@senador.leg.br" xlink:type="simple">elmano.ferrer@senador.leg.br</text:a></text:p>
          </table:table-cell>
          <table:table-cell table:formula="of:=FIND(&quot;:&quot;;[.A46];1)" office:value-type="float" office:value="19" calcext:value-type="float">
            <text:p>19</text:p>
          </table:table-cell>
          <table:table-cell table:formula="of:=MID([.A46];[.B46]+2;900)" office:value-type="string" office:string-value="elmano.ferrer@senador.leg.br" calcext:value-type="string">
            <text:p>elmano.ferrer@senador.leg.br</text:p>
          </table:table-cell>
          <table:table-cell/>
        </table:table-row>
        <table:table-row table:style-name="ro2">
          <table:table-cell office:value-type="string" calcext:value-type="string">
            <text:p>23) nome civil: Eunício Lopes de Oliveira</text:p>
          </table:table-cell>
          <table:table-cell table:formula="of:=FIND(&quot;:&quot;;[.A47];1)" office:value-type="float" office:value="15" calcext:value-type="float">
            <text:p>15</text:p>
          </table:table-cell>
          <table:table-cell table:formula="of:=MID([.A47];[.B47]+2;900)" office:value-type="string" office:string-value="Eunício Lopes de Oliveira" calcext:value-type="string">
            <text:p>Eunício Lopes de Oliveira</text:p>
          </table:table-cell>
          <table:table-cell table:formula="of:=CONCATENATE(&quot;{nome: '&quot;;[.C47];&quot;', email: '&quot;;[.C48];&quot;'},&quot;)" office:value-type="string" office:string-value="{nome: 'Eunício Lopes de Oliveira', email: 'eunicio.oliveira@senador.leg.br'}," calcext:value-type="string">
            <text:p>{nome: 'Eunício Lopes de Oliveira', email: 'eunicio.olive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eunicio.oliveira@senador.leg.br" xlink:type="simple">eunicio.oliveira@senador.leg.br</text:a></text:p>
          </table:table-cell>
          <table:table-cell table:formula="of:=FIND(&quot;:&quot;;[.A48];1)" office:value-type="float" office:value="19" calcext:value-type="float">
            <text:p>19</text:p>
          </table:table-cell>
          <table:table-cell table:formula="of:=MID([.A48];[.B48]+2;900)" office:value-type="string" office:string-value="eunicio.oliveira@senador.leg.br" calcext:value-type="string">
            <text:p>eunicio.oliveira@senador.leg.br</text:p>
          </table:table-cell>
          <table:table-cell/>
        </table:table-row>
        <table:table-row table:style-name="ro3">
          <table:table-cell office:value-type="string" calcext:value-type="string">
            <text:p>24) nome civil: Maria de Fátima Bezerra</text:p>
          </table:table-cell>
          <table:table-cell table:formula="of:=FIND(&quot;:&quot;;[.A49];1)" office:value-type="float" office:value="15" calcext:value-type="float">
            <text:p>15</text:p>
          </table:table-cell>
          <table:table-cell table:formula="of:=MID([.A49];[.B49]+2;900)" office:value-type="string" office:string-value="Maria de Fátima Bezerra" calcext:value-type="string">
            <text:p>Maria de Fátima Bezerra</text:p>
          </table:table-cell>
          <table:table-cell table:formula="of:=CONCATENATE(&quot;{nome: '&quot;;[.C49];&quot;', email: '&quot;;[.C50];&quot;'},&quot;)" office:value-type="string" office:string-value="{nome: 'Maria de Fátima Bezerra', email: 'fatima.bezerra@senadora.leg.br'}," calcext:value-type="string">
            <text:p>{nome: 'Maria de Fátima Bezerra', email: 'fatima.bezerr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fatima.bezerra@senadora.leg.br" xlink:type="simple">fatima.bezerra@senadora.leg.br</text:a></text:p>
          </table:table-cell>
          <table:table-cell table:formula="of:=FIND(&quot;:&quot;;[.A50];1)" office:value-type="float" office:value="19" calcext:value-type="float">
            <text:p>19</text:p>
          </table:table-cell>
          <table:table-cell table:formula="of:=MID([.A50];[.B50]+2;900)" office:value-type="string" office:string-value="fatima.bezerra@senadora.leg.br" calcext:value-type="string">
            <text:p>fatima.bezerra@senadora.leg.br</text:p>
          </table:table-cell>
          <table:table-cell/>
        </table:table-row>
        <table:table-row table:style-name="ro2">
          <table:table-cell office:value-type="string" calcext:value-type="string">
            <text:p>25) nome civil: Fernando Bezerra de Souza Coelho</text:p>
          </table:table-cell>
          <table:table-cell table:formula="of:=FIND(&quot;:&quot;;[.A51];1)" office:value-type="float" office:value="15" calcext:value-type="float">
            <text:p>15</text:p>
          </table:table-cell>
          <table:table-cell table:formula="of:=MID([.A51];[.B51]+2;900)" office:value-type="string" office:string-value="Fernando Bezerra de Souza Coelho" calcext:value-type="string">
            <text:p>Fernando Bezerra de Souza Coelho</text:p>
          </table:table-cell>
          <table:table-cell table:formula="of:=CONCATENATE(&quot;{nome: '&quot;;[.C51];&quot;', email: '&quot;;[.C52];&quot;'},&quot;)" office:value-type="string" office:string-value="{nome: 'Fernando Bezerra de Souza Coelho', email: 'fernandobezerracoelho@senador.leg.br'}," calcext:value-type="string">
            <text:p>{nome: 'Fernando Bezerra de Souza Coelho', email: 'fernandobezerracoelh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fernandobezerracoelho@senador.leg.br" xlink:type="simple">fernandobezerracoelho@senador.leg.br</text:a></text:p>
          </table:table-cell>
          <table:table-cell table:formula="of:=FIND(&quot;:&quot;;[.A52];1)" office:value-type="float" office:value="19" calcext:value-type="float">
            <text:p>19</text:p>
          </table:table-cell>
          <table:table-cell table:formula="of:=MID([.A52];[.B52]+2;900)" office:value-type="string" office:string-value="fernandobezerracoelho@senador.leg.br" calcext:value-type="string">
            <text:p>fernandobezerracoelho@senador.leg.br</text:p>
          </table:table-cell>
          <table:table-cell/>
        </table:table-row>
        <table:table-row table:style-name="ro4">
          <table:table-cell office:value-type="string" calcext:value-type="string">
            <text:p>26) nome civil: Fernando Affonso Collor de Mello</text:p>
          </table:table-cell>
          <table:table-cell table:formula="of:=FIND(&quot;:&quot;;[.A53];1)" office:value-type="float" office:value="15" calcext:value-type="float">
            <text:p>15</text:p>
          </table:table-cell>
          <table:table-cell table:formula="of:=MID([.A53];[.B53]+2;900)" office:value-type="string" office:string-value="Fernando Affonso Collor de Mello" calcext:value-type="string">
            <text:p>Fernando Affonso Collor de Mello</text:p>
          </table:table-cell>
          <table:table-cell table:formula="of:=CONCATENATE(&quot;{nome: '&quot;;[.C53];&quot;', email: '&quot;;[.C54];&quot;'},&quot;)" office:value-type="string" office:string-value="{nome: 'Fernando Affonso Collor de Mello', email: 'fernando.collor@senador.leg.br'}," calcext:value-type="string">
            <text:p>{nome: 'Fernando Affonso Collor de Mello', email: 'fernando.collo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fernando.collor@senador.leg.br" xlink:type="simple">fernando.collor@senador.leg.br</text:a></text:p>
          </table:table-cell>
          <table:table-cell table:formula="of:=FIND(&quot;:&quot;;[.A54];1)" office:value-type="float" office:value="19" calcext:value-type="float">
            <text:p>19</text:p>
          </table:table-cell>
          <table:table-cell table:formula="of:=MID([.A54];[.B54]+2;900)" office:value-type="string" office:string-value="fernando.collor@senador.leg.br" calcext:value-type="string">
            <text:p>fernando.collor@senador.leg.br</text:p>
          </table:table-cell>
          <table:table-cell/>
        </table:table-row>
        <table:table-row table:style-name="ro2">
          <table:table-cell office:value-type="string" calcext:value-type="string">
            <text:p>27) nome civil: Fernando de Souza Flexa Ribeiro</text:p>
          </table:table-cell>
          <table:table-cell table:formula="of:=FIND(&quot;:&quot;;[.A55];1)" office:value-type="float" office:value="15" calcext:value-type="float">
            <text:p>15</text:p>
          </table:table-cell>
          <table:table-cell table:formula="of:=MID([.A55];[.B55]+2;900)" office:value-type="string" office:string-value="Fernando de Souza Flexa Ribeiro" calcext:value-type="string">
            <text:p>Fernando de Souza Flexa Ribeiro</text:p>
          </table:table-cell>
          <table:table-cell table:formula="of:=CONCATENATE(&quot;{nome: '&quot;;[.C55];&quot;', email: '&quot;;[.C56];&quot;'},&quot;)" office:value-type="string" office:string-value="{nome: 'Fernando de Souza Flexa Ribeiro', email: 'flexa.ribeiro@senador.leg.br'}," calcext:value-type="string">
            <text:p>{nome: 'Fernando de Souza Flexa Ribeiro', email: 'flexa.ribeir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flexa.ribeiro@senador.leg.br" xlink:type="simple">flexa.ribeiro@senador.leg.br</text:a></text:p>
          </table:table-cell>
          <table:table-cell table:formula="of:=FIND(&quot;:&quot;;[.A56];1)" office:value-type="float" office:value="19" calcext:value-type="float">
            <text:p>19</text:p>
          </table:table-cell>
          <table:table-cell table:formula="of:=MID([.A56];[.B56]+2;900)" office:value-type="string" office:string-value="flexa.ribeiro@senador.leg.br" calcext:value-type="string">
            <text:p>flexa.ribeiro@senador.leg.br</text:p>
          </table:table-cell>
          <table:table-cell/>
        </table:table-row>
        <table:table-row table:style-name="ro3">
          <table:table-cell office:value-type="string" calcext:value-type="string">
            <text:p>28) nome civil: Garibaldi Alves Filho</text:p>
          </table:table-cell>
          <table:table-cell table:formula="of:=FIND(&quot;:&quot;;[.A57];1)" office:value-type="float" office:value="15" calcext:value-type="float">
            <text:p>15</text:p>
          </table:table-cell>
          <table:table-cell table:formula="of:=MID([.A57];[.B57]+2;900)" office:value-type="string" office:string-value="Garibaldi Alves Filho" calcext:value-type="string">
            <text:p>Garibaldi Alves Filho</text:p>
          </table:table-cell>
          <table:table-cell table:formula="of:=CONCATENATE(&quot;{nome: '&quot;;[.C57];&quot;', email: '&quot;;[.C58];&quot;'},&quot;)" office:value-type="string" office:string-value="{nome: 'Garibaldi Alves Filho', email: 'garibaldi.alves@senador.leg.br'}," calcext:value-type="string">
            <text:p>{nome: 'Garibaldi Alves Filho', email: 'garibaldi.alv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garibaldi.alves@senador.leg.br" xlink:type="simple">garibaldi.alves@senador.leg.br</text:a></text:p>
          </table:table-cell>
          <table:table-cell table:formula="of:=FIND(&quot;:&quot;;[.A58];1)" office:value-type="float" office:value="19" calcext:value-type="float">
            <text:p>19</text:p>
          </table:table-cell>
          <table:table-cell table:formula="of:=MID([.A58];[.B58]+2;900)" office:value-type="string" office:string-value="garibaldi.alves@senador.leg.br" calcext:value-type="string">
            <text:p>garibaldi.alves@senador.leg.br</text:p>
          </table:table-cell>
          <table:table-cell/>
        </table:table-row>
        <table:table-row table:style-name="ro2">
          <table:table-cell office:value-type="string" calcext:value-type="string">
            <text:p>29) nome civil: Gladson de Lima Cameli</text:p>
          </table:table-cell>
          <table:table-cell table:formula="of:=FIND(&quot;:&quot;;[.A59];1)" office:value-type="float" office:value="15" calcext:value-type="float">
            <text:p>15</text:p>
          </table:table-cell>
          <table:table-cell table:formula="of:=MID([.A59];[.B59]+2;900)" office:value-type="string" office:string-value="Gladson de Lima Cameli" calcext:value-type="string">
            <text:p>Gladson de Lima Cameli</text:p>
          </table:table-cell>
          <table:table-cell table:formula="of:=CONCATENATE(&quot;{nome: '&quot;;[.C59];&quot;', email: '&quot;;[.C60];&quot;'},&quot;)" office:value-type="string" office:string-value="{nome: 'Gladson de Lima Cameli', email: 'gladson.cameli@senador.leg.br'}," calcext:value-type="string">
            <text:p>{nome: 'Gladson de Lima Cameli', email: 'gladson.cameli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gladson.cameli@senador.leg.br" xlink:type="simple">gladson.cameli@senador.leg.br</text:a></text:p>
          </table:table-cell>
          <table:table-cell table:formula="of:=FIND(&quot;:&quot;;[.A60];1)" office:value-type="float" office:value="19" calcext:value-type="float">
            <text:p>19</text:p>
          </table:table-cell>
          <table:table-cell table:formula="of:=MID([.A60];[.B60]+2;900)" office:value-type="string" office:string-value="gladson.cameli@senador.leg.br" calcext:value-type="string">
            <text:p>gladson.cameli@senador.leg.br</text:p>
          </table:table-cell>
          <table:table-cell/>
        </table:table-row>
        <table:table-row table:style-name="ro2">
          <table:table-cell office:value-type="string" calcext:value-type="string">
            <text:p>30) nome civil: Gleisi Helena Hoffmann</text:p>
          </table:table-cell>
          <table:table-cell table:formula="of:=FIND(&quot;:&quot;;[.A61];1)" office:value-type="float" office:value="15" calcext:value-type="float">
            <text:p>15</text:p>
          </table:table-cell>
          <table:table-cell table:formula="of:=MID([.A61];[.B61]+2;900)" office:value-type="string" office:string-value="Gleisi Helena Hoffmann" calcext:value-type="string">
            <text:p>Gleisi Helena Hoffmann</text:p>
          </table:table-cell>
          <table:table-cell table:formula="of:=CONCATENATE(&quot;{nome: '&quot;;[.C61];&quot;', email: '&quot;;[.C62];&quot;'},&quot;)" office:value-type="string" office:string-value="{nome: 'Gleisi Helena Hoffmann', email: 'gleisi@senadora.leg.br'}," calcext:value-type="string">
            <text:p>{nome: 'Gleisi Helena Hoffmann', email: 'gleisi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gleisi@senadora.leg.br" xlink:type="simple">gleisi@senadora.leg.br</text:a></text:p>
          </table:table-cell>
          <table:table-cell table:formula="of:=FIND(&quot;:&quot;;[.A62];1)" office:value-type="float" office:value="19" calcext:value-type="float">
            <text:p>19</text:p>
          </table:table-cell>
          <table:table-cell table:formula="of:=MID([.A62];[.B62]+2;900)" office:value-type="string" office:string-value="gleisi@senadora.leg.br" calcext:value-type="string">
            <text:p>gleisi@senadora.leg.br</text:p>
          </table:table-cell>
          <table:table-cell/>
        </table:table-row>
        <table:table-row table:style-name="ro2">
          <table:table-cell office:value-type="string" calcext:value-type="string">
            <text:p>31) nome civil: Hélio José da Silva Lima</text:p>
          </table:table-cell>
          <table:table-cell table:formula="of:=FIND(&quot;:&quot;;[.A63];1)" office:value-type="float" office:value="15" calcext:value-type="float">
            <text:p>15</text:p>
          </table:table-cell>
          <table:table-cell table:formula="of:=MID([.A63];[.B63]+2;900)" office:value-type="string" office:string-value="Hélio José da Silva Lima" calcext:value-type="string">
            <text:p>Hélio José da Silva Lima</text:p>
          </table:table-cell>
          <table:table-cell table:formula="of:=CONCATENATE(&quot;{nome: '&quot;;[.C63];&quot;', email: '&quot;;[.C64];&quot;'},&quot;)" office:value-type="string" office:string-value="{nome: 'Hélio José da Silva Lima', email: 'heliojose@senador.leg.br'}," calcext:value-type="string">
            <text:p>{nome: 'Hélio José da Silva Lima', email: 'heliojose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heliojose@senador.leg.br" xlink:type="simple">heliojose@senador.leg.br</text:a></text:p>
          </table:table-cell>
          <table:table-cell table:formula="of:=FIND(&quot;:&quot;;[.A64];1)" office:value-type="float" office:value="19" calcext:value-type="float">
            <text:p>19</text:p>
          </table:table-cell>
          <table:table-cell table:formula="of:=MID([.A64];[.B64]+2;900)" office:value-type="string" office:string-value="heliojose@senador.leg.br" calcext:value-type="string">
            <text:p>heliojose@senador.leg.br</text:p>
          </table:table-cell>
          <table:table-cell/>
        </table:table-row>
        <table:table-row table:style-name="ro2">
          <table:table-cell office:value-type="string" calcext:value-type="string">
            <text:p>32) nome civil: Humberto Sérgio Costa Lima</text:p>
          </table:table-cell>
          <table:table-cell table:formula="of:=FIND(&quot;:&quot;;[.A65];1)" office:value-type="float" office:value="15" calcext:value-type="float">
            <text:p>15</text:p>
          </table:table-cell>
          <table:table-cell table:formula="of:=MID([.A65];[.B65]+2;900)" office:value-type="string" office:string-value="Humberto Sérgio Costa Lima" calcext:value-type="string">
            <text:p>Humberto Sérgio Costa Lima</text:p>
          </table:table-cell>
          <table:table-cell table:formula="of:=CONCATENATE(&quot;{nome: '&quot;;[.C65];&quot;', email: '&quot;;[.C66];&quot;'},&quot;)" office:value-type="string" office:string-value="{nome: 'Humberto Sérgio Costa Lima', email: 'humberto.costa@senador.leg.br'}," calcext:value-type="string">
            <text:p>{nome: 'Humberto Sérgio Costa Lima', email: 'humberto.cost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humberto.costa@senador.leg.br" xlink:type="simple">humberto.costa@senador.leg.br</text:a></text:p>
          </table:table-cell>
          <table:table-cell table:formula="of:=FIND(&quot;:&quot;;[.A66];1)" office:value-type="float" office:value="19" calcext:value-type="float">
            <text:p>19</text:p>
          </table:table-cell>
          <table:table-cell table:formula="of:=MID([.A66];[.B66]+2;900)" office:value-type="string" office:string-value="humberto.costa@senador.leg.br" calcext:value-type="string">
            <text:p>humberto.costa@senador.leg.br</text:p>
          </table:table-cell>
          <table:table-cell/>
        </table:table-row>
        <table:table-row table:style-name="ro2">
          <table:table-cell office:value-type="string" calcext:value-type="string">
            <text:p>33) nome civil: Ivo Narciso Cassol</text:p>
          </table:table-cell>
          <table:table-cell table:formula="of:=FIND(&quot;:&quot;;[.A67];1)" office:value-type="float" office:value="15" calcext:value-type="float">
            <text:p>15</text:p>
          </table:table-cell>
          <table:table-cell table:formula="of:=MID([.A67];[.B67]+2;900)" office:value-type="string" office:string-value="Ivo Narciso Cassol" calcext:value-type="string">
            <text:p>Ivo Narciso Cassol</text:p>
          </table:table-cell>
          <table:table-cell table:formula="of:=CONCATENATE(&quot;{nome: '&quot;;[.C67];&quot;', email: '&quot;;[.C68];&quot;'},&quot;)" office:value-type="string" office:string-value="{nome: 'Ivo Narciso Cassol', email: 'ivo.cassol@senador.leg.br'}," calcext:value-type="string">
            <text:p>{nome: 'Ivo Narciso Cassol', email: 'ivo.cassol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ivo.cassol@senador.leg.br" xlink:type="simple">ivo.cassol@senador.leg.br</text:a></text:p>
          </table:table-cell>
          <table:table-cell table:formula="of:=FIND(&quot;:&quot;;[.A68];1)" office:value-type="float" office:value="19" calcext:value-type="float">
            <text:p>19</text:p>
          </table:table-cell>
          <table:table-cell table:formula="of:=MID([.A68];[.B68]+2;900)" office:value-type="string" office:string-value="ivo.cassol@senador.leg.br" calcext:value-type="string">
            <text:p>ivo.cassol@senador.leg.br</text:p>
          </table:table-cell>
          <table:table-cell/>
        </table:table-row>
        <table:table-row table:style-name="ro2">
          <table:table-cell office:value-type="string" calcext:value-type="string">
            <text:p>34) nome civil: Jader Fontenelle Barbalho</text:p>
          </table:table-cell>
          <table:table-cell table:formula="of:=FIND(&quot;:&quot;;[.A69];1)" office:value-type="float" office:value="15" calcext:value-type="float">
            <text:p>15</text:p>
          </table:table-cell>
          <table:table-cell table:formula="of:=MID([.A69];[.B69]+2;900)" office:value-type="string" office:string-value="Jader Fontenelle Barbalho" calcext:value-type="string">
            <text:p>Jader Fontenelle Barbalho</text:p>
          </table:table-cell>
          <table:table-cell table:formula="of:=CONCATENATE(&quot;{nome: '&quot;;[.C69];&quot;', email: '&quot;;[.C70];&quot;'},&quot;)" office:value-type="string" office:string-value="{nome: 'Jader Fontenelle Barbalho', email: 'jader.barbalho@senador.leg.br'}," calcext:value-type="string">
            <text:p>{nome: 'Jader Fontenelle Barbalho', email: 'jader.barbalh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ader.barbalho@senador.leg.br" xlink:type="simple">jader.barbalho@senador.leg.br</text:a></text:p>
          </table:table-cell>
          <table:table-cell table:formula="of:=FIND(&quot;:&quot;;[.A70];1)" office:value-type="float" office:value="19" calcext:value-type="float">
            <text:p>19</text:p>
          </table:table-cell>
          <table:table-cell table:formula="of:=MID([.A70];[.B70]+2;900)" office:value-type="string" office:string-value="jader.barbalho@senador.leg.br" calcext:value-type="string">
            <text:p>jader.barbalho@senador.leg.br</text:p>
          </table:table-cell>
          <table:table-cell/>
        </table:table-row>
        <table:table-row table:style-name="ro2">
          <table:table-cell office:value-type="string" calcext:value-type="string">
            <text:p>35) nome civil: João Alberto de Souza</text:p>
          </table:table-cell>
          <table:table-cell table:formula="of:=FIND(&quot;:&quot;;[.A71];1)" office:value-type="float" office:value="15" calcext:value-type="float">
            <text:p>15</text:p>
          </table:table-cell>
          <table:table-cell table:formula="of:=MID([.A71];[.B71]+2;900)" office:value-type="string" office:string-value="João Alberto de Souza" calcext:value-type="string">
            <text:p>João Alberto de Souza</text:p>
          </table:table-cell>
          <table:table-cell table:formula="of:=CONCATENATE(&quot;{nome: '&quot;;[.C71];&quot;', email: '&quot;;[.C72];&quot;'},&quot;)" office:value-type="string" office:string-value="{nome: 'João Alberto de Souza', email: 'joao.alberto.souza@senador.leg.br'}," calcext:value-type="string">
            <text:p>{nome: 'João Alberto de Souza', email: 'joao.alberto.souz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ao.alberto.souza@senador.leg.br" xlink:type="simple">joao.alberto.souza@senador.leg.br</text:a></text:p>
          </table:table-cell>
          <table:table-cell table:formula="of:=FIND(&quot;:&quot;;[.A72];1)" office:value-type="float" office:value="19" calcext:value-type="float">
            <text:p>19</text:p>
          </table:table-cell>
          <table:table-cell table:formula="of:=MID([.A72];[.B72]+2;900)" office:value-type="string" office:string-value="joao.alberto.souza@senador.leg.br" calcext:value-type="string">
            <text:p>joao.alberto.souza@senador.leg.br</text:p>
          </table:table-cell>
          <table:table-cell/>
        </table:table-row>
        <table:table-row table:style-name="ro4">
          <table:table-cell office:value-type="string" calcext:value-type="string">
            <text:p>36) nome civil: João Alberto Rodrigues Capiberibe</text:p>
          </table:table-cell>
          <table:table-cell table:formula="of:=FIND(&quot;:&quot;;[.A73];1)" office:value-type="float" office:value="15" calcext:value-type="float">
            <text:p>15</text:p>
          </table:table-cell>
          <table:table-cell table:formula="of:=MID([.A73];[.B73]+2;900)" office:value-type="string" office:string-value="João Alberto Rodrigues Capiberibe" calcext:value-type="string">
            <text:p>João Alberto Rodrigues Capiberibe</text:p>
          </table:table-cell>
          <table:table-cell table:formula="of:=CONCATENATE(&quot;{nome: '&quot;;[.C73];&quot;', email: '&quot;;[.C74];&quot;'},&quot;)" office:value-type="string" office:string-value="{nome: 'João Alberto Rodrigues Capiberibe', email: 'joao.capiberibe@senador.leg.br'}," calcext:value-type="string">
            <text:p>{nome: 'João Alberto Rodrigues Capiberibe', email: 'joao.capiberibe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ao.capiberibe@senador.leg.br" xlink:type="simple">joao.capiberibe@senador.leg.br</text:a></text:p>
          </table:table-cell>
          <table:table-cell table:formula="of:=FIND(&quot;:&quot;;[.A74];1)" office:value-type="float" office:value="19" calcext:value-type="float">
            <text:p>19</text:p>
          </table:table-cell>
          <table:table-cell table:formula="of:=MID([.A74];[.B74]+2;900)" office:value-type="string" office:string-value="joao.capiberibe@senador.leg.br" calcext:value-type="string">
            <text:p>joao.capiberibe@senador.leg.br</text:p>
          </table:table-cell>
          <table:table-cell/>
        </table:table-row>
        <table:table-row table:style-name="ro4">
          <table:table-cell office:value-type="string" calcext:value-type="string">
            <text:p>37) nome civil: Jorge Ney Viana Macedo Neves</text:p>
          </table:table-cell>
          <table:table-cell table:formula="of:=FIND(&quot;:&quot;;[.A75];1)" office:value-type="float" office:value="15" calcext:value-type="float">
            <text:p>15</text:p>
          </table:table-cell>
          <table:table-cell table:formula="of:=MID([.A75];[.B75]+2;900)" office:value-type="string" office:string-value="Jorge Ney Viana Macedo Neves" calcext:value-type="string">
            <text:p>Jorge Ney Viana Macedo Neves</text:p>
          </table:table-cell>
          <table:table-cell table:formula="of:=CONCATENATE(&quot;{nome: '&quot;;[.C75];&quot;', email: '&quot;;[.C76];&quot;'},&quot;)" office:value-type="string" office:string-value="{nome: 'Jorge Ney Viana Macedo Neves', email: 'jorge.viana@senador.leg.br'}," calcext:value-type="string">
            <text:p>{nome: 'Jorge Ney Viana Macedo Neves', email: 'jorge.vian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rge.viana@senador.leg.br" xlink:type="simple">jorge.viana@senador.leg.br</text:a></text:p>
          </table:table-cell>
          <table:table-cell table:formula="of:=FIND(&quot;:&quot;;[.A76];1)" office:value-type="float" office:value="19" calcext:value-type="float">
            <text:p>19</text:p>
          </table:table-cell>
          <table:table-cell table:formula="of:=MID([.A76];[.B76]+2;900)" office:value-type="string" office:string-value="jorge.viana@senador.leg.br" calcext:value-type="string">
            <text:p>jorge.viana@senador.leg.br</text:p>
          </table:table-cell>
          <table:table-cell/>
        </table:table-row>
        <table:table-row table:style-name="ro2">
          <table:table-cell office:value-type="string" calcext:value-type="string">
            <text:p>38) nome civil: José Agripino Maia</text:p>
          </table:table-cell>
          <table:table-cell table:formula="of:=FIND(&quot;:&quot;;[.A77];1)" office:value-type="float" office:value="15" calcext:value-type="float">
            <text:p>15</text:p>
          </table:table-cell>
          <table:table-cell table:formula="of:=MID([.A77];[.B77]+2;900)" office:value-type="string" office:string-value="José Agripino Maia" calcext:value-type="string">
            <text:p>José Agripino Maia</text:p>
          </table:table-cell>
          <table:table-cell table:formula="of:=CONCATENATE(&quot;{nome: '&quot;;[.C77];&quot;', email: '&quot;;[.C78];&quot;'},&quot;)" office:value-type="string" office:string-value="{nome: 'José Agripino Maia', email: 'jose.agripino@senador.leg.br'}," calcext:value-type="string">
            <text:p>{nome: 'José Agripino Maia', email: 'jose.agripin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se.agripino@senador.leg.br" xlink:type="simple">jose.agripino@senador.leg.br</text:a></text:p>
          </table:table-cell>
          <table:table-cell table:formula="of:=FIND(&quot;:&quot;;[.A78];1)" office:value-type="float" office:value="19" calcext:value-type="float">
            <text:p>19</text:p>
          </table:table-cell>
          <table:table-cell table:formula="of:=MID([.A78];[.B78]+2;900)" office:value-type="string" office:string-value="jose.agripino@senador.leg.br" calcext:value-type="string">
            <text:p>jose.agripino@senador.leg.br</text:p>
          </table:table-cell>
          <table:table-cell/>
        </table:table-row>
        <table:table-row table:style-name="ro2">
          <table:table-cell office:value-type="string" calcext:value-type="string">
            <text:p>39) nome civil: José Targino Maranhão</text:p>
          </table:table-cell>
          <table:table-cell table:formula="of:=FIND(&quot;:&quot;;[.A79];1)" office:value-type="float" office:value="15" calcext:value-type="float">
            <text:p>15</text:p>
          </table:table-cell>
          <table:table-cell table:formula="of:=MID([.A79];[.B79]+2;900)" office:value-type="string" office:string-value="José Targino Maranhão" calcext:value-type="string">
            <text:p>José Targino Maranhão</text:p>
          </table:table-cell>
          <table:table-cell table:formula="of:=CONCATENATE(&quot;{nome: '&quot;;[.C79];&quot;', email: '&quot;;[.C80];&quot;'},&quot;)" office:value-type="string" office:string-value="{nome: 'José Targino Maranhão', email: 'jose.maranhao@senador.leg.br'}," calcext:value-type="string">
            <text:p>{nome: 'José Targino Maranhão', email: 'jose.maranha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se.maranhao@senador.leg.br" xlink:type="simple">jose.maranhao@senador.leg.br</text:a></text:p>
          </table:table-cell>
          <table:table-cell table:formula="of:=FIND(&quot;:&quot;;[.A80];1)" office:value-type="float" office:value="19" calcext:value-type="float">
            <text:p>19</text:p>
          </table:table-cell>
          <table:table-cell table:formula="of:=MID([.A80];[.B80]+2;900)" office:value-type="string" office:string-value="jose.maranhao@senador.leg.br" calcext:value-type="string">
            <text:p>jose.maranhao@senador.leg.br</text:p>
          </table:table-cell>
          <table:table-cell/>
        </table:table-row>
        <table:table-row table:style-name="ro2">
          <table:table-cell office:value-type="string" calcext:value-type="string">
            <text:p>40) nome civil: José Antônio Medeiros</text:p>
          </table:table-cell>
          <table:table-cell table:formula="of:=FIND(&quot;:&quot;;[.A81];1)" office:value-type="float" office:value="15" calcext:value-type="float">
            <text:p>15</text:p>
          </table:table-cell>
          <table:table-cell table:formula="of:=MID([.A81];[.B81]+2;900)" office:value-type="string" office:string-value="José Antônio Medeiros" calcext:value-type="string">
            <text:p>José Antônio Medeiros</text:p>
          </table:table-cell>
          <table:table-cell table:formula="of:=CONCATENATE(&quot;{nome: '&quot;;[.C81];&quot;', email: '&quot;;[.C82];&quot;'},&quot;)" office:value-type="string" office:string-value="{nome: 'José Antônio Medeiros', email: 'josemedeiros@senador.leg.br'}," calcext:value-type="string">
            <text:p>{nome: 'José Antônio Medeiros', email: 'josemedeiro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semedeiros@senador.leg.br" xlink:type="simple">josemedeiros@senador.leg.br</text:a></text:p>
          </table:table-cell>
          <table:table-cell table:formula="of:=FIND(&quot;:&quot;;[.A82];1)" office:value-type="float" office:value="19" calcext:value-type="float">
            <text:p>19</text:p>
          </table:table-cell>
          <table:table-cell table:formula="of:=MID([.A82];[.B82]+2;900)" office:value-type="string" office:string-value="josemedeiros@senador.leg.br" calcext:value-type="string">
            <text:p>josemedeiros@senador.leg.br</text:p>
          </table:table-cell>
          <table:table-cell/>
        </table:table-row>
        <table:table-row table:style-name="ro2">
          <table:table-cell office:value-type="string" calcext:value-type="string">
            <text:p>41) nome civil: José Barroso Pimentel</text:p>
          </table:table-cell>
          <table:table-cell table:formula="of:=FIND(&quot;:&quot;;[.A83];1)" office:value-type="float" office:value="15" calcext:value-type="float">
            <text:p>15</text:p>
          </table:table-cell>
          <table:table-cell table:formula="of:=MID([.A83];[.B83]+2;900)" office:value-type="string" office:string-value="José Barroso Pimentel" calcext:value-type="string">
            <text:p>José Barroso Pimentel</text:p>
          </table:table-cell>
          <table:table-cell table:formula="of:=CONCATENATE(&quot;{nome: '&quot;;[.C83];&quot;', email: '&quot;;[.C84];&quot;'},&quot;)" office:value-type="string" office:string-value="{nome: 'José Barroso Pimentel', email: 'jose.pimentel@senador.leg.br'}," calcext:value-type="string">
            <text:p>{nome: 'José Barroso Pimentel', email: 'jose.pimentel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se.pimentel@senador.leg.br" xlink:type="simple">jose.pimentel@senador.leg.br</text:a></text:p>
          </table:table-cell>
          <table:table-cell table:formula="of:=FIND(&quot;:&quot;;[.A84];1)" office:value-type="float" office:value="19" calcext:value-type="float">
            <text:p>19</text:p>
          </table:table-cell>
          <table:table-cell table:formula="of:=MID([.A84];[.B84]+2;900)" office:value-type="string" office:string-value="jose.pimentel@senador.leg.br" calcext:value-type="string">
            <text:p>jose.pimentel@senador.leg.br</text:p>
          </table:table-cell>
          <table:table-cell/>
        </table:table-row>
        <table:table-row table:style-name="ro3">
          <table:table-cell office:value-type="string" calcext:value-type="string">
            <text:p>42) nome civil: José Serra</text:p>
          </table:table-cell>
          <table:table-cell table:formula="of:=FIND(&quot;:&quot;;[.A85];1)" office:value-type="float" office:value="15" calcext:value-type="float">
            <text:p>15</text:p>
          </table:table-cell>
          <table:table-cell table:formula="of:=MID([.A85];[.B85]+2;900)" office:value-type="string" office:string-value="José Serra" calcext:value-type="string">
            <text:p>José Serra</text:p>
          </table:table-cell>
          <table:table-cell table:formula="of:=CONCATENATE(&quot;{nome: '&quot;;[.C85];&quot;', email: '&quot;;[.C86];&quot;'},&quot;)" office:value-type="string" office:string-value="{nome: 'José Serra', email: 'jose.serra@senador.leg.br'}," calcext:value-type="string">
            <text:p>{nome: 'José Serra', email: 'jose.ser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jose.serra@senador.leg.br" xlink:type="simple">jose.serra@senador.leg.br</text:a></text:p>
          </table:table-cell>
          <table:table-cell table:formula="of:=FIND(&quot;:&quot;;[.A86];1)" office:value-type="float" office:value="19" calcext:value-type="float">
            <text:p>19</text:p>
          </table:table-cell>
          <table:table-cell table:formula="of:=MID([.A86];[.B86]+2;900)" office:value-type="string" office:string-value="jose.serra@senador.leg.br" calcext:value-type="string">
            <text:p>jose.serra@senador.leg.br</text:p>
          </table:table-cell>
          <table:table-cell/>
        </table:table-row>
        <table:table-row table:style-name="ro3">
          <table:table-cell office:value-type="string" calcext:value-type="string">
            <text:p>43) nome civil: Lasier Costa Martins</text:p>
          </table:table-cell>
          <table:table-cell table:formula="of:=FIND(&quot;:&quot;;[.A87];1)" office:value-type="float" office:value="15" calcext:value-type="float">
            <text:p>15</text:p>
          </table:table-cell>
          <table:table-cell table:formula="of:=MID([.A87];[.B87]+2;900)" office:value-type="string" office:string-value="Lasier Costa Martins" calcext:value-type="string">
            <text:p>Lasier Costa Martins</text:p>
          </table:table-cell>
          <table:table-cell table:formula="of:=CONCATENATE(&quot;{nome: '&quot;;[.C87];&quot;', email: '&quot;;[.C88];&quot;'},&quot;)" office:value-type="string" office:string-value="{nome: 'Lasier Costa Martins', email: 'lasier.martins@senador.leg.br'}," calcext:value-type="string">
            <text:p>{nome: 'Lasier Costa Martins', email: 'lasier.martin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lasier.martins@senador.leg.br" xlink:type="simple">lasier.martins@senador.leg.br</text:a></text:p>
          </table:table-cell>
          <table:table-cell table:formula="of:=FIND(&quot;:&quot;;[.A88];1)" office:value-type="float" office:value="19" calcext:value-type="float">
            <text:p>19</text:p>
          </table:table-cell>
          <table:table-cell table:formula="of:=MID([.A88];[.B88]+2;900)" office:value-type="string" office:string-value="lasier.martins@senador.leg.br" calcext:value-type="string">
            <text:p>lasier.martins@senador.leg.br</text:p>
          </table:table-cell>
          <table:table-cell/>
        </table:table-row>
        <table:table-row table:style-name="ro3">
          <table:table-cell office:value-type="string" calcext:value-type="string">
            <text:p>44) nome civil: Lídice da Mata e Souza</text:p>
          </table:table-cell>
          <table:table-cell table:formula="of:=FIND(&quot;:&quot;;[.A89];1)" office:value-type="float" office:value="15" calcext:value-type="float">
            <text:p>15</text:p>
          </table:table-cell>
          <table:table-cell table:formula="of:=MID([.A89];[.B89]+2;900)" office:value-type="string" office:string-value="Lídice da Mata e Souza" calcext:value-type="string">
            <text:p>Lídice da Mata e Souza</text:p>
          </table:table-cell>
          <table:table-cell table:formula="of:=CONCATENATE(&quot;{nome: '&quot;;[.C89];&quot;', email: '&quot;;[.C90];&quot;'},&quot;)" office:value-type="string" office:string-value="{nome: 'Lídice da Mata e Souza', email: 'lidice.mata@senadora.leg.br'}," calcext:value-type="string">
            <text:p>{nome: 'Lídice da Mata e Souza', email: 'lidice.mat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lidice.mata@senadora.leg.br" xlink:type="simple">lidice.mata@senadora.leg.br</text:a></text:p>
          </table:table-cell>
          <table:table-cell table:formula="of:=FIND(&quot;:&quot;;[.A90];1)" office:value-type="float" office:value="19" calcext:value-type="float">
            <text:p>19</text:p>
          </table:table-cell>
          <table:table-cell table:formula="of:=MID([.A90];[.B90]+2;900)" office:value-type="string" office:string-value="lidice.mata@senadora.leg.br" calcext:value-type="string">
            <text:p>lidice.mata@senadora.leg.br</text:p>
          </table:table-cell>
          <table:table-cell/>
        </table:table-row>
        <table:table-row table:style-name="ro2">
          <table:table-cell office:value-type="string" calcext:value-type="string">
            <text:p>45) nome civil: Luiz Lindbergh Farias Filho</text:p>
          </table:table-cell>
          <table:table-cell table:formula="of:=FIND(&quot;:&quot;;[.A91];1)" office:value-type="float" office:value="15" calcext:value-type="float">
            <text:p>15</text:p>
          </table:table-cell>
          <table:table-cell table:formula="of:=MID([.A91];[.B91]+2;900)" office:value-type="string" office:string-value="Luiz Lindbergh Farias Filho" calcext:value-type="string">
            <text:p>Luiz Lindbergh Farias Filho</text:p>
          </table:table-cell>
          <table:table-cell table:formula="of:=CONCATENATE(&quot;{nome: '&quot;;[.C91];&quot;', email: '&quot;;[.C92];&quot;'},&quot;)" office:value-type="string" office:string-value="{nome: 'Luiz Lindbergh Farias Filho', email: 'lindbergh.farias@senador.leg.br'}," calcext:value-type="string">
            <text:p>{nome: 'Luiz Lindbergh Farias Filho', email: 'lindbergh.faria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lindbergh.farias@senador.leg.br" xlink:type="simple">lindbergh.farias@senador.leg.br</text:a></text:p>
          </table:table-cell>
          <table:table-cell table:formula="of:=FIND(&quot;:&quot;;[.A92];1)" office:value-type="float" office:value="19" calcext:value-type="float">
            <text:p>19</text:p>
          </table:table-cell>
          <table:table-cell table:formula="of:=MID([.A92];[.B92]+2;900)" office:value-type="string" office:string-value="lindbergh.farias@senador.leg.br" calcext:value-type="string">
            <text:p>lindbergh.farias@senador.leg.br</text:p>
          </table:table-cell>
          <table:table-cell/>
        </table:table-row>
        <table:table-row table:style-name="ro3">
          <table:table-cell office:value-type="string" calcext:value-type="string">
            <text:p>46) nome civil: Lúcia Vânia Abrão</text:p>
          </table:table-cell>
          <table:table-cell table:formula="of:=FIND(&quot;:&quot;;[.A93];1)" office:value-type="float" office:value="15" calcext:value-type="float">
            <text:p>15</text:p>
          </table:table-cell>
          <table:table-cell table:formula="of:=MID([.A93];[.B93]+2;900)" office:value-type="string" office:string-value="Lúcia Vânia Abrão" calcext:value-type="string">
            <text:p>Lúcia Vânia Abrão</text:p>
          </table:table-cell>
          <table:table-cell table:formula="of:=CONCATENATE(&quot;{nome: '&quot;;[.C93];&quot;', email: '&quot;;[.C94];&quot;'},&quot;)" office:value-type="string" office:string-value="{nome: 'Lúcia Vânia Abrão', email: 'lucia.vania@senadora.leg.br'}," calcext:value-type="string">
            <text:p>{nome: 'Lúcia Vânia Abrão', email: 'lucia.vani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lucia.vania@senadora.leg.br" xlink:type="simple">lucia.vania@senadora.leg.br</text:a></text:p>
          </table:table-cell>
          <table:table-cell table:formula="of:=FIND(&quot;:&quot;;[.A94];1)" office:value-type="float" office:value="19" calcext:value-type="float">
            <text:p>19</text:p>
          </table:table-cell>
          <table:table-cell table:formula="of:=MID([.A94];[.B94]+2;900)" office:value-type="string" office:string-value="lucia.vania@senadora.leg.br" calcext:value-type="string">
            <text:p>lucia.vania@senadora.leg.br</text:p>
          </table:table-cell>
          <table:table-cell/>
        </table:table-row>
        <table:table-row table:style-name="ro3">
          <table:table-cell office:value-type="string" calcext:value-type="string">
            <text:p>47) nome civil: Magno Pereira Malta</text:p>
          </table:table-cell>
          <table:table-cell table:formula="of:=FIND(&quot;:&quot;;[.A95];1)" office:value-type="float" office:value="15" calcext:value-type="float">
            <text:p>15</text:p>
          </table:table-cell>
          <table:table-cell table:formula="of:=MID([.A95];[.B95]+2;900)" office:value-type="string" office:string-value="Magno Pereira Malta" calcext:value-type="string">
            <text:p>Magno Pereira Malta</text:p>
          </table:table-cell>
          <table:table-cell table:formula="of:=CONCATENATE(&quot;{nome: '&quot;;[.C95];&quot;', email: '&quot;;[.C96];&quot;'},&quot;)" office:value-type="string" office:string-value="{nome: 'Magno Pereira Malta', email: 'magno.malta@senador.leg.br'}," calcext:value-type="string">
            <text:p>{nome: 'Magno Pereira Malta', email: 'magno.malt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magno.malta@senador.leg.br" xlink:type="simple">magno.malta@senador.leg.br</text:a></text:p>
          </table:table-cell>
          <table:table-cell table:formula="of:=FIND(&quot;:&quot;;[.A96];1)" office:value-type="float" office:value="19" calcext:value-type="float">
            <text:p>19</text:p>
          </table:table-cell>
          <table:table-cell table:formula="of:=MID([.A96];[.B96]+2;900)" office:value-type="string" office:string-value="magno.malta@senador.leg.br" calcext:value-type="string">
            <text:p>magno.malta@senador.leg.br</text:p>
          </table:table-cell>
          <table:table-cell/>
        </table:table-row>
        <table:table-row table:style-name="ro2">
          <table:table-cell office:value-type="string" calcext:value-type="string">
            <text:p>48) nome civil: Marcelo Bezerra Crivella</text:p>
          </table:table-cell>
          <table:table-cell table:formula="of:=FIND(&quot;:&quot;;[.A97];1)" office:value-type="float" office:value="15" calcext:value-type="float">
            <text:p>15</text:p>
          </table:table-cell>
          <table:table-cell table:formula="of:=MID([.A97];[.B97]+2;900)" office:value-type="string" office:string-value="Marcelo Bezerra Crivella" calcext:value-type="string">
            <text:p>Marcelo Bezerra Crivella</text:p>
          </table:table-cell>
          <table:table-cell table:formula="of:=CONCATENATE(&quot;{nome: '&quot;;[.C97];&quot;', email: '&quot;;[.C98];&quot;'},&quot;)" office:value-type="string" office:string-value="{nome: 'Marcelo Bezerra Crivella', email: 'marcelo.crivella@senador.leg.br'}," calcext:value-type="string">
            <text:p>{nome: 'Marcelo Bezerra Crivella', email: 'marcelo.crivell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marcelo.crivella@senador.leg.br" xlink:type="simple">marcelo.crivella@senador.leg.br</text:a></text:p>
          </table:table-cell>
          <table:table-cell table:formula="of:=FIND(&quot;:&quot;;[.A98];1)" office:value-type="float" office:value="19" calcext:value-type="float">
            <text:p>19</text:p>
          </table:table-cell>
          <table:table-cell table:formula="of:=MID([.A98];[.B98]+2;900)" office:value-type="string" office:string-value="marcelo.crivella@senador.leg.br" calcext:value-type="string">
            <text:p>marcelo.crivella@senador.leg.br</text:p>
          </table:table-cell>
          <table:table-cell/>
        </table:table-row>
        <table:table-row table:style-name="ro4">
          <table:table-cell office:value-type="string" calcext:value-type="string">
            <text:p>49) nome civil: Maria do Carmo do Nascimento Alves</text:p>
          </table:table-cell>
          <table:table-cell table:formula="of:=FIND(&quot;:&quot;;[.A99];1)" office:value-type="float" office:value="15" calcext:value-type="float">
            <text:p>15</text:p>
          </table:table-cell>
          <table:table-cell table:formula="of:=MID([.A99];[.B99]+2;900)" office:value-type="string" office:string-value="Maria do Carmo do Nascimento Alves" calcext:value-type="string">
            <text:p>Maria do Carmo do Nascimento Alves</text:p>
          </table:table-cell>
          <table:table-cell table:formula="of:=CONCATENATE(&quot;{nome: '&quot;;[.C99];&quot;', email: '&quot;;[.C100];&quot;'},&quot;)" office:value-type="string" office:string-value="{nome: 'Maria do Carmo do Nascimento Alves', email: 'maria.carmo.alves@senadora.leg.br'}," calcext:value-type="string">
            <text:p>{nome: 'Maria do Carmo do Nascimento Alves', email: 'maria.carmo.alves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maria.carmo.alves@senadora.leg.br" xlink:type="simple">maria.carmo.alves@senadora.leg.br</text:a></text:p>
          </table:table-cell>
          <table:table-cell table:formula="of:=FIND(&quot;:&quot;;[.A100];1)" office:value-type="float" office:value="19" calcext:value-type="float">
            <text:p>19</text:p>
          </table:table-cell>
          <table:table-cell table:formula="of:=MID([.A100];[.B100]+2;900)" office:value-type="string" office:string-value="maria.carmo.alves@senadora.leg.br" calcext:value-type="string">
            <text:p>maria.carmo.alves@senadora.leg.br</text:p>
          </table:table-cell>
          <table:table-cell/>
        </table:table-row>
        <table:table-row table:style-name="ro2">
          <table:table-cell office:value-type="string" calcext:value-type="string">
            <text:p>50) nome civil: Marta Teresa Suplicy</text:p>
          </table:table-cell>
          <table:table-cell table:formula="of:=FIND(&quot;:&quot;;[.A101];1)" office:value-type="float" office:value="15" calcext:value-type="float">
            <text:p>15</text:p>
          </table:table-cell>
          <table:table-cell table:formula="of:=MID([.A101];[.B101]+2;900)" office:value-type="string" office:string-value="Marta Teresa Suplicy" calcext:value-type="string">
            <text:p>Marta Teresa Suplicy</text:p>
          </table:table-cell>
          <table:table-cell table:formula="of:=CONCATENATE(&quot;{nome: '&quot;;[.C101];&quot;', email: '&quot;;[.C102];&quot;'},&quot;)" office:value-type="string" office:string-value="{nome: 'Marta Teresa Suplicy', email: 'marta.suplicy@senadora.leg.br'}," calcext:value-type="string">
            <text:p>{nome: 'Marta Teresa Suplicy', email: 'marta.suplicy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marta.suplicy@senadora.leg.br" xlink:type="simple">marta.suplicy@senadora.leg.br</text:a></text:p>
          </table:table-cell>
          <table:table-cell table:formula="of:=FIND(&quot;:&quot;;[.A102];1)" office:value-type="float" office:value="19" calcext:value-type="float">
            <text:p>19</text:p>
          </table:table-cell>
          <table:table-cell table:formula="of:=MID([.A102];[.B102]+2;900)" office:value-type="string" office:string-value="marta.suplicy@senadora.leg.br" calcext:value-type="string">
            <text:p>marta.suplicy@senadora.leg.br</text:p>
          </table:table-cell>
          <table:table-cell/>
        </table:table-row>
        <table:table-row table:style-name="ro2">
          <table:table-cell office:value-type="string" calcext:value-type="string">
            <text:p>51) nome civil: Omar José Abdel Aziz</text:p>
          </table:table-cell>
          <table:table-cell table:formula="of:=FIND(&quot;:&quot;;[.A103];1)" office:value-type="float" office:value="15" calcext:value-type="float">
            <text:p>15</text:p>
          </table:table-cell>
          <table:table-cell table:formula="of:=MID([.A103];[.B103]+2;900)" office:value-type="string" office:string-value="Omar José Abdel Aziz" calcext:value-type="string">
            <text:p>Omar José Abdel Aziz</text:p>
          </table:table-cell>
          <table:table-cell table:formula="of:=CONCATENATE(&quot;{nome: '&quot;;[.C103];&quot;', email: '&quot;;[.C104];&quot;'},&quot;)" office:value-type="string" office:string-value="{nome: 'Omar José Abdel Aziz', email: 'omar.aziz@senador.leg.br'}," calcext:value-type="string">
            <text:p>{nome: 'Omar José Abdel Aziz', email: 'omar.aziz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omar.aziz@senador.leg.br" xlink:type="simple">omar.aziz@senador.leg.br</text:a></text:p>
          </table:table-cell>
          <table:table-cell table:formula="of:=FIND(&quot;:&quot;;[.A104];1)" office:value-type="float" office:value="19" calcext:value-type="float">
            <text:p>19</text:p>
          </table:table-cell>
          <table:table-cell table:formula="of:=MID([.A104];[.B104]+2;900)" office:value-type="string" office:string-value="omar.aziz@senador.leg.br" calcext:value-type="string">
            <text:p>omar.aziz@senador.leg.br</text:p>
          </table:table-cell>
          <table:table-cell/>
        </table:table-row>
        <table:table-row table:style-name="ro4">
          <table:table-cell office:value-type="string" calcext:value-type="string">
            <text:p>52) nome civil: Otto Roberto Mendonça de Alencar</text:p>
          </table:table-cell>
          <table:table-cell table:formula="of:=FIND(&quot;:&quot;;[.A105];1)" office:value-type="float" office:value="15" calcext:value-type="float">
            <text:p>15</text:p>
          </table:table-cell>
          <table:table-cell table:formula="of:=MID([.A105];[.B105]+2;900)" office:value-type="string" office:string-value="Otto Roberto Mendonça de Alencar" calcext:value-type="string">
            <text:p>Otto Roberto Mendonça de Alencar</text:p>
          </table:table-cell>
          <table:table-cell table:formula="of:=CONCATENATE(&quot;{nome: '&quot;;[.C105];&quot;', email: '&quot;;[.C106];&quot;'},&quot;)" office:value-type="string" office:string-value="{nome: 'Otto Roberto Mendonça de Alencar', email: 'otto.alencar@senador.leg.br'}," calcext:value-type="string">
            <text:p>{nome: 'Otto Roberto Mendonça de Alencar', email: 'otto.alenca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otto.alencar@senador.leg.br" xlink:type="simple">otto.alencar@senador.leg.br</text:a></text:p>
          </table:table-cell>
          <table:table-cell table:formula="of:=FIND(&quot;:&quot;;[.A106];1)" office:value-type="float" office:value="19" calcext:value-type="float">
            <text:p>19</text:p>
          </table:table-cell>
          <table:table-cell table:formula="of:=MID([.A106];[.B106]+2;900)" office:value-type="string" office:string-value="otto.alencar@senador.leg.br" calcext:value-type="string">
            <text:p>otto.alencar@senador.leg.br</text:p>
          </table:table-cell>
          <table:table-cell/>
        </table:table-row>
        <table:table-row table:style-name="ro3">
          <table:table-cell office:value-type="string" calcext:value-type="string">
            <text:p>53) nome civil: Paulo Roberto Bauer</text:p>
          </table:table-cell>
          <table:table-cell table:formula="of:=FIND(&quot;:&quot;;[.A107];1)" office:value-type="float" office:value="15" calcext:value-type="float">
            <text:p>15</text:p>
          </table:table-cell>
          <table:table-cell table:formula="of:=MID([.A107];[.B107]+2;900)" office:value-type="string" office:string-value="Paulo Roberto Bauer" calcext:value-type="string">
            <text:p>Paulo Roberto Bauer</text:p>
          </table:table-cell>
          <table:table-cell table:formula="of:=CONCATENATE(&quot;{nome: '&quot;;[.C107];&quot;', email: '&quot;;[.C108];&quot;'},&quot;)" office:value-type="string" office:string-value="{nome: 'Paulo Roberto Bauer', email: 'paulo.bauer@senador.leg.br'}," calcext:value-type="string">
            <text:p>{nome: 'Paulo Roberto Bauer', email: 'paulo.baue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paulo.bauer@senador.leg.br" xlink:type="simple">paulo.bauer@senador.leg.br</text:a></text:p>
          </table:table-cell>
          <table:table-cell table:formula="of:=FIND(&quot;:&quot;;[.A108];1)" office:value-type="float" office:value="19" calcext:value-type="float">
            <text:p>19</text:p>
          </table:table-cell>
          <table:table-cell table:formula="of:=MID([.A108];[.B108]+2;900)" office:value-type="string" office:string-value="paulo.bauer@senador.leg.br" calcext:value-type="string">
            <text:p>paulo.bauer@senador.leg.br</text:p>
          </table:table-cell>
          <table:table-cell/>
        </table:table-row>
        <table:table-row table:style-name="ro3">
          <table:table-cell office:value-type="string" calcext:value-type="string">
            <text:p>54) nome civil: Paulo Renato Paim</text:p>
          </table:table-cell>
          <table:table-cell table:formula="of:=FIND(&quot;:&quot;;[.A109];1)" office:value-type="float" office:value="15" calcext:value-type="float">
            <text:p>15</text:p>
          </table:table-cell>
          <table:table-cell table:formula="of:=MID([.A109];[.B109]+2;900)" office:value-type="string" office:string-value="Paulo Renato Paim" calcext:value-type="string">
            <text:p>Paulo Renato Paim</text:p>
          </table:table-cell>
          <table:table-cell table:formula="of:=CONCATENATE(&quot;{nome: '&quot;;[.C109];&quot;', email: '&quot;;[.C110];&quot;'},&quot;)" office:value-type="string" office:string-value="{nome: 'Paulo Renato Paim', email: 'paulopaim@senador.leg.br'}," calcext:value-type="string">
            <text:p>{nome: 'Paulo Renato Paim', email: 'paulopaim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paulopaim@senador.leg.br" xlink:type="simple">paulopaim@senador.leg.br</text:a></text:p>
          </table:table-cell>
          <table:table-cell table:formula="of:=FIND(&quot;:&quot;;[.A110];1)" office:value-type="float" office:value="19" calcext:value-type="float">
            <text:p>19</text:p>
          </table:table-cell>
          <table:table-cell table:formula="of:=MID([.A110];[.B110]+2;900)" office:value-type="string" office:string-value="paulopaim@senador.leg.br" calcext:value-type="string">
            <text:p>paulopaim@senador.leg.br</text:p>
          </table:table-cell>
          <table:table-cell/>
        </table:table-row>
        <table:table-row table:style-name="ro4">
          <table:table-cell office:value-type="string" calcext:value-type="string">
            <text:p>55) nome civil: Paulo Roberto Galvão da Rocha</text:p>
          </table:table-cell>
          <table:table-cell table:formula="of:=FIND(&quot;:&quot;;[.A111];1)" office:value-type="float" office:value="15" calcext:value-type="float">
            <text:p>15</text:p>
          </table:table-cell>
          <table:table-cell table:formula="of:=MID([.A111];[.B111]+2;900)" office:value-type="string" office:string-value="Paulo Roberto Galvão da Rocha" calcext:value-type="string">
            <text:p>Paulo Roberto Galvão da Rocha</text:p>
          </table:table-cell>
          <table:table-cell table:formula="of:=CONCATENATE(&quot;{nome: '&quot;;[.C111];&quot;', email: '&quot;;[.C112];&quot;'},&quot;)" office:value-type="string" office:string-value="{nome: 'Paulo Roberto Galvão da Rocha', email: 'paulo.rocha@senador.leg.br'}," calcext:value-type="string">
            <text:p>{nome: 'Paulo Roberto Galvão da Rocha', email: 'paulo.roch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paulo.rocha@senador.leg.br" xlink:type="simple">paulo.rocha@senador.leg.br</text:a></text:p>
          </table:table-cell>
          <table:table-cell table:formula="of:=FIND(&quot;:&quot;;[.A112];1)" office:value-type="float" office:value="19" calcext:value-type="float">
            <text:p>19</text:p>
          </table:table-cell>
          <table:table-cell table:formula="of:=MID([.A112];[.B112]+2;900)" office:value-type="string" office:string-value="paulo.rocha@senador.leg.br" calcext:value-type="string">
            <text:p>paulo.rocha@senador.leg.br</text:p>
          </table:table-cell>
          <table:table-cell/>
        </table:table-row>
        <table:table-row table:style-name="ro3">
          <table:table-cell office:value-type="string" calcext:value-type="string">
            <text:p>56) nome civil: Raimundo Lira</text:p>
          </table:table-cell>
          <table:table-cell table:formula="of:=FIND(&quot;:&quot;;[.A113];1)" office:value-type="float" office:value="15" calcext:value-type="float">
            <text:p>15</text:p>
          </table:table-cell>
          <table:table-cell table:formula="of:=MID([.A113];[.B113]+2;900)" office:value-type="string" office:string-value="Raimundo Lira" calcext:value-type="string">
            <text:p>Raimundo Lira</text:p>
          </table:table-cell>
          <table:table-cell table:formula="of:=CONCATENATE(&quot;{nome: '&quot;;[.C113];&quot;', email: '&quot;;[.C114];&quot;'},&quot;)" office:value-type="string" office:string-value="{nome: 'Raimundo Lira', email: 'raimundo.lira@senador.leg.br'}," calcext:value-type="string">
            <text:p>{nome: 'Raimundo Lira', email: 'raimundo.lir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aimundo.lira@senador.leg.br" xlink:type="simple">raimundo.lira@senador.leg.br</text:a></text:p>
          </table:table-cell>
          <table:table-cell table:formula="of:=FIND(&quot;:&quot;;[.A114];1)" office:value-type="float" office:value="19" calcext:value-type="float">
            <text:p>19</text:p>
          </table:table-cell>
          <table:table-cell table:formula="of:=MID([.A114];[.B114]+2;900)" office:value-type="string" office:string-value="raimundo.lira@senador.leg.br" calcext:value-type="string">
            <text:p>raimundo.lira@senador.leg.br</text:p>
          </table:table-cell>
          <table:table-cell/>
        </table:table-row>
        <table:table-row table:style-name="ro4">
          <table:table-cell office:value-type="string" calcext:value-type="string">
            <text:p>57) nome civil: Randolph Frederich Rodrigues Alves</text:p>
          </table:table-cell>
          <table:table-cell table:formula="of:=FIND(&quot;:&quot;;[.A115];1)" office:value-type="float" office:value="15" calcext:value-type="float">
            <text:p>15</text:p>
          </table:table-cell>
          <table:table-cell table:formula="of:=MID([.A115];[.B115]+2;900)" office:value-type="string" office:string-value="Randolph Frederich Rodrigues Alves" calcext:value-type="string">
            <text:p>Randolph Frederich Rodrigues Alves</text:p>
          </table:table-cell>
          <table:table-cell table:formula="of:=CONCATENATE(&quot;{nome: '&quot;;[.C115];&quot;', email: '&quot;;[.C116];&quot;'},&quot;)" office:value-type="string" office:string-value="{nome: 'Randolph Frederich Rodrigues Alves', email: 'randolfe.rodrigues@senador.leg.br'}," calcext:value-type="string">
            <text:p>{nome: 'Randolph Frederich Rodrigues Alves', email: 'randolfe.rodrigu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andolfe.rodrigues@senador.leg.br" xlink:type="simple">randolfe.rodrigues@senador.leg.br</text:a></text:p>
          </table:table-cell>
          <table:table-cell table:formula="of:=FIND(&quot;:&quot;;[.A116];1)" office:value-type="float" office:value="19" calcext:value-type="float">
            <text:p>19</text:p>
          </table:table-cell>
          <table:table-cell table:formula="of:=MID([.A116];[.B116]+2;900)" office:value-type="string" office:string-value="randolfe.rodrigues@senador.leg.br" calcext:value-type="string">
            <text:p>randolfe.rodrigues@senador.leg.br</text:p>
          </table:table-cell>
          <table:table-cell/>
        </table:table-row>
        <table:table-row table:style-name="ro3">
          <table:table-cell office:value-type="string" calcext:value-type="string">
            <text:p>58) nome civil: Maria Regina Sousa</text:p>
          </table:table-cell>
          <table:table-cell table:formula="of:=FIND(&quot;:&quot;;[.A117];1)" office:value-type="float" office:value="15" calcext:value-type="float">
            <text:p>15</text:p>
          </table:table-cell>
          <table:table-cell table:formula="of:=MID([.A117];[.B117]+2;900)" office:value-type="string" office:string-value="Maria Regina Sousa" calcext:value-type="string">
            <text:p>Maria Regina Sousa</text:p>
          </table:table-cell>
          <table:table-cell table:formula="of:=CONCATENATE(&quot;{nome: '&quot;;[.C117];&quot;', email: '&quot;;[.C118];&quot;'},&quot;)" office:value-type="string" office:string-value="{nome: 'Maria Regina Sousa', email: 'reginasousa@senadora.leg.br'}," calcext:value-type="string">
            <text:p>{nome: 'Maria Regina Sousa', email: 'reginasous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eginasousa@senadora.leg.br" xlink:type="simple">reginasousa@senadora.leg.br</text:a></text:p>
          </table:table-cell>
          <table:table-cell table:formula="of:=FIND(&quot;:&quot;;[.A118];1)" office:value-type="float" office:value="19" calcext:value-type="float">
            <text:p>19</text:p>
          </table:table-cell>
          <table:table-cell table:formula="of:=MID([.A118];[.B118]+2;900)" office:value-type="string" office:string-value="reginasousa@senadora.leg.br" calcext:value-type="string">
            <text:p>reginasousa@senadora.leg.br</text:p>
          </table:table-cell>
          <table:table-cell/>
        </table:table-row>
        <table:table-row table:style-name="ro4">
          <table:table-cell office:value-type="string" calcext:value-type="string">
            <text:p>59) nome civil: José Antônio Machado Reguffe</text:p>
          </table:table-cell>
          <table:table-cell table:formula="of:=FIND(&quot;:&quot;;[.A119];1)" office:value-type="float" office:value="15" calcext:value-type="float">
            <text:p>15</text:p>
          </table:table-cell>
          <table:table-cell table:formula="of:=MID([.A119];[.B119]+2;900)" office:value-type="string" office:string-value="José Antônio Machado Reguffe" calcext:value-type="string">
            <text:p>José Antônio Machado Reguffe</text:p>
          </table:table-cell>
          <table:table-cell table:formula="of:=CONCATENATE(&quot;{nome: '&quot;;[.C119];&quot;', email: '&quot;;[.C120];&quot;'},&quot;)" office:value-type="string" office:string-value="{nome: 'José Antônio Machado Reguffe', email: 'reguffe@senador.leg.br'}," calcext:value-type="string">
            <text:p>{nome: 'José Antônio Machado Reguffe', email: 'reguffe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eguffe@senador.leg.br" xlink:type="simple">reguffe@senador.leg.br</text:a></text:p>
          </table:table-cell>
          <table:table-cell table:formula="of:=FIND(&quot;:&quot;;[.A120];1)" office:value-type="float" office:value="19" calcext:value-type="float">
            <text:p>19</text:p>
          </table:table-cell>
          <table:table-cell table:formula="of:=MID([.A120];[.B120]+2;900)" office:value-type="string" office:string-value="reguffe@senador.leg.br" calcext:value-type="string">
            <text:p>reguffe@senador.leg.br</text:p>
          </table:table-cell>
          <table:table-cell/>
        </table:table-row>
        <table:table-row table:style-name="ro4">
          <table:table-cell office:value-type="string" calcext:value-type="string">
            <text:p>60) nome civil: José Renan Vasconcelos Calheiros</text:p>
          </table:table-cell>
          <table:table-cell table:formula="of:=FIND(&quot;:&quot;;[.A121];1)" office:value-type="float" office:value="15" calcext:value-type="float">
            <text:p>15</text:p>
          </table:table-cell>
          <table:table-cell table:formula="of:=MID([.A121];[.B121]+2;900)" office:value-type="string" office:string-value="José Renan Vasconcelos Calheiros" calcext:value-type="string">
            <text:p>José Renan Vasconcelos Calheiros</text:p>
          </table:table-cell>
          <table:table-cell table:formula="of:=CONCATENATE(&quot;{nome: '&quot;;[.C121];&quot;', email: '&quot;;[.C122];&quot;'},&quot;)" office:value-type="string" office:string-value="{nome: 'José Renan Vasconcelos Calheiros', email: 'renan.calheiros@senador.leg.br'}," calcext:value-type="string">
            <text:p>{nome: 'José Renan Vasconcelos Calheiros', email: 'renan.calheiro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enan.calheiros@senador.leg.br" xlink:type="simple">renan.calheiros@senador.leg.br</text:a></text:p>
          </table:table-cell>
          <table:table-cell table:formula="of:=FIND(&quot;:&quot;;[.A122];1)" office:value-type="float" office:value="19" calcext:value-type="float">
            <text:p>19</text:p>
          </table:table-cell>
          <table:table-cell table:formula="of:=MID([.A122];[.B122]+2;900)" office:value-type="string" office:string-value="renan.calheiros@senador.leg.br" calcext:value-type="string">
            <text:p>renan.calheiros@senador.leg.br</text:p>
          </table:table-cell>
          <table:table-cell/>
        </table:table-row>
        <table:table-row table:style-name="ro2">
          <table:table-cell office:value-type="string" calcext:value-type="string">
            <text:p>61) nome civil: Ricardo de Rezende Ferraço</text:p>
          </table:table-cell>
          <table:table-cell table:formula="of:=FIND(&quot;:&quot;;[.A123];1)" office:value-type="float" office:value="15" calcext:value-type="float">
            <text:p>15</text:p>
          </table:table-cell>
          <table:table-cell table:formula="of:=MID([.A123];[.B123]+2;900)" office:value-type="string" office:string-value="Ricardo de Rezende Ferraço" calcext:value-type="string">
            <text:p>Ricardo de Rezende Ferraço</text:p>
          </table:table-cell>
          <table:table-cell table:formula="of:=CONCATENATE(&quot;{nome: '&quot;;[.C123];&quot;', email: '&quot;;[.C124];&quot;'},&quot;)" office:value-type="string" office:string-value="{nome: 'Ricardo de Rezende Ferraço', email: 'ricardo.ferraco@senador.leg.br'}," calcext:value-type="string">
            <text:p>{nome: 'Ricardo de Rezende Ferraço', email: 'ricardo.ferrac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icardo.ferraco@senador.leg.br" xlink:type="simple">ricardo.ferraco@senador.leg.br</text:a></text:p>
          </table:table-cell>
          <table:table-cell table:formula="of:=FIND(&quot;:&quot;;[.A124];1)" office:value-type="float" office:value="19" calcext:value-type="float">
            <text:p>19</text:p>
          </table:table-cell>
          <table:table-cell table:formula="of:=MID([.A124];[.B124]+2;900)" office:value-type="string" office:string-value="ricardo.ferraco@senador.leg.br" calcext:value-type="string">
            <text:p>ricardo.ferraco@senador.leg.br</text:p>
          </table:table-cell>
          <table:table-cell/>
        </table:table-row>
        <table:table-row table:style-name="ro2">
          <table:table-cell office:value-type="string" calcext:value-type="string">
            <text:p>62) nome civil: Roberto Requião de Mello e Silva</text:p>
          </table:table-cell>
          <table:table-cell table:formula="of:=FIND(&quot;:&quot;;[.A125];1)" office:value-type="float" office:value="15" calcext:value-type="float">
            <text:p>15</text:p>
          </table:table-cell>
          <table:table-cell table:formula="of:=MID([.A125];[.B125]+2;900)" office:value-type="string" office:string-value="Roberto Requião de Mello e Silva" calcext:value-type="string">
            <text:p>Roberto Requião de Mello e Silva</text:p>
          </table:table-cell>
          <table:table-cell table:formula="of:=CONCATENATE(&quot;{nome: '&quot;;[.C125];&quot;', email: '&quot;;[.C126];&quot;'},&quot;)" office:value-type="string" office:string-value="{nome: 'Roberto Requião de Mello e Silva', email: 'roberto.requiao@senador.leg.br'}," calcext:value-type="string">
            <text:p>{nome: 'Roberto Requião de Mello e Silva', email: 'roberto.requia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berto.requiao@senador.leg.br" xlink:type="simple">roberto.requiao@senador.leg.br</text:a></text:p>
          </table:table-cell>
          <table:table-cell table:formula="of:=FIND(&quot;:&quot;;[.A126];1)" office:value-type="float" office:value="19" calcext:value-type="float">
            <text:p>19</text:p>
          </table:table-cell>
          <table:table-cell table:formula="of:=MID([.A126];[.B126]+2;900)" office:value-type="string" office:string-value="roberto.requiao@senador.leg.br" calcext:value-type="string">
            <text:p>roberto.requiao@senador.leg.br</text:p>
          </table:table-cell>
          <table:table-cell/>
        </table:table-row>
        <table:table-row table:style-name="ro3">
          <table:table-cell office:value-type="string" calcext:value-type="string">
            <text:p>63) nome civil: Roberto Coelho Rocha</text:p>
          </table:table-cell>
          <table:table-cell table:formula="of:=FIND(&quot;:&quot;;[.A127];1)" office:value-type="float" office:value="15" calcext:value-type="float">
            <text:p>15</text:p>
          </table:table-cell>
          <table:table-cell table:formula="of:=MID([.A127];[.B127]+2;900)" office:value-type="string" office:string-value="Roberto Coelho Rocha" calcext:value-type="string">
            <text:p>Roberto Coelho Rocha</text:p>
          </table:table-cell>
          <table:table-cell table:formula="of:=CONCATENATE(&quot;{nome: '&quot;;[.C127];&quot;', email: '&quot;;[.C128];&quot;'},&quot;)" office:value-type="string" office:string-value="{nome: 'Roberto Coelho Rocha', email: 'robertorocha@senador.leg.br'}," calcext:value-type="string">
            <text:p>{nome: 'Roberto Coelho Rocha', email: 'robertoroch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bertorocha@senador.leg.br" xlink:type="simple">robertorocha@senador.leg.br</text:a></text:p>
          </table:table-cell>
          <table:table-cell table:formula="of:=FIND(&quot;:&quot;;[.A128];1)" office:value-type="float" office:value="19" calcext:value-type="float">
            <text:p>19</text:p>
          </table:table-cell>
          <table:table-cell table:formula="of:=MID([.A128];[.B128]+2;900)" office:value-type="string" office:string-value="robertorocha@senador.leg.br" calcext:value-type="string">
            <text:p>robertorocha@senador.leg.br</text:p>
          </table:table-cell>
          <table:table-cell/>
        </table:table-row>
        <table:table-row table:style-name="ro3">
          <table:table-cell office:value-type="string" calcext:value-type="string">
            <text:p>64) nome civil: Romario de Souza Faria</text:p>
          </table:table-cell>
          <table:table-cell table:formula="of:=FIND(&quot;:&quot;;[.A129];1)" office:value-type="float" office:value="15" calcext:value-type="float">
            <text:p>15</text:p>
          </table:table-cell>
          <table:table-cell table:formula="of:=MID([.A129];[.B129]+2;900)" office:value-type="string" office:string-value="Romario de Souza Faria" calcext:value-type="string">
            <text:p>Romario de Souza Faria</text:p>
          </table:table-cell>
          <table:table-cell table:formula="of:=CONCATENATE(&quot;{nome: '&quot;;[.C129];&quot;', email: '&quot;;[.C130];&quot;'},&quot;)" office:value-type="string" office:string-value="{nome: 'Romario de Souza Faria', email: 'romario@senador.leg.br'}," calcext:value-type="string">
            <text:p>{nome: 'Romario de Souza Faria', email: 'romari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mario@senador.leg.br" xlink:type="simple">romario@senador.leg.br</text:a></text:p>
          </table:table-cell>
          <table:table-cell table:formula="of:=FIND(&quot;:&quot;;[.A130];1)" office:value-type="float" office:value="19" calcext:value-type="float">
            <text:p>19</text:p>
          </table:table-cell>
          <table:table-cell table:formula="of:=MID([.A130];[.B130]+2;900)" office:value-type="string" office:string-value="romario@senador.leg.br" calcext:value-type="string">
            <text:p>romario@senador.leg.br</text:p>
          </table:table-cell>
          <table:table-cell/>
        </table:table-row>
        <table:table-row table:style-name="ro3">
          <table:table-cell office:value-type="string" calcext:value-type="string">
            <text:p>65) nome civil: Romero Jucá Filho</text:p>
          </table:table-cell>
          <table:table-cell table:formula="of:=FIND(&quot;:&quot;;[.A131];1)" office:value-type="float" office:value="15" calcext:value-type="float">
            <text:p>15</text:p>
          </table:table-cell>
          <table:table-cell table:formula="of:=MID([.A131];[.B131]+2;900)" office:value-type="string" office:string-value="Romero Jucá Filho" calcext:value-type="string">
            <text:p>Romero Jucá Filho</text:p>
          </table:table-cell>
          <table:table-cell table:formula="of:=CONCATENATE(&quot;{nome: '&quot;;[.C131];&quot;', email: '&quot;;[.C132];&quot;'},&quot;)" office:value-type="string" office:string-value="{nome: 'Romero Jucá Filho', email: 'romero.juca@senador.leg.br'}," calcext:value-type="string">
            <text:p>{nome: 'Romero Jucá Filho', email: 'romero.juc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mero.juca@senador.leg.br" xlink:type="simple">romero.juca@senador.leg.br</text:a></text:p>
          </table:table-cell>
          <table:table-cell table:formula="of:=FIND(&quot;:&quot;;[.A132];1)" office:value-type="float" office:value="19" calcext:value-type="float">
            <text:p>19</text:p>
          </table:table-cell>
          <table:table-cell table:formula="of:=MID([.A132];[.B132]+2;900)" office:value-type="string" office:string-value="romero.juca@senador.leg.br" calcext:value-type="string">
            <text:p>romero.juca@senador.leg.br</text:p>
          </table:table-cell>
          <table:table-cell/>
        </table:table-row>
        <table:table-row table:style-name="ro3">
          <table:table-cell office:value-type="string" calcext:value-type="string">
            <text:p>66) nome civil: Ronaldo Ramos Caiado</text:p>
          </table:table-cell>
          <table:table-cell table:formula="of:=FIND(&quot;:&quot;;[.A133];1)" office:value-type="float" office:value="15" calcext:value-type="float">
            <text:p>15</text:p>
          </table:table-cell>
          <table:table-cell table:formula="of:=MID([.A133];[.B133]+2;900)" office:value-type="string" office:string-value="Ronaldo Ramos Caiado" calcext:value-type="string">
            <text:p>Ronaldo Ramos Caiado</text:p>
          </table:table-cell>
          <table:table-cell table:formula="of:=CONCATENATE(&quot;{nome: '&quot;;[.C133];&quot;', email: '&quot;;[.C134];&quot;'},&quot;)" office:value-type="string" office:string-value="{nome: 'Ronaldo Ramos Caiado', email: 'ronaldo.caiado@senador.leg.br'}," calcext:value-type="string">
            <text:p>{nome: 'Ronaldo Ramos Caiado', email: 'ronaldo.caiad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naldo.caiado@senador.leg.br" xlink:type="simple">ronaldo.caiado@senador.leg.br</text:a></text:p>
          </table:table-cell>
          <table:table-cell table:formula="of:=FIND(&quot;:&quot;;[.A134];1)" office:value-type="float" office:value="19" calcext:value-type="float">
            <text:p>19</text:p>
          </table:table-cell>
          <table:table-cell table:formula="of:=MID([.A134];[.B134]+2;900)" office:value-type="string" office:string-value="ronaldo.caiado@senador.leg.br" calcext:value-type="string">
            <text:p>ronaldo.caiado@senador.leg.br</text:p>
          </table:table-cell>
          <table:table-cell/>
        </table:table-row>
        <table:table-row table:style-name="ro3">
          <table:table-cell office:value-type="string" calcext:value-type="string">
            <text:p>67) nome civil: Rosilda de Freitas</text:p>
          </table:table-cell>
          <table:table-cell table:formula="of:=FIND(&quot;:&quot;;[.A135];1)" office:value-type="float" office:value="15" calcext:value-type="float">
            <text:p>15</text:p>
          </table:table-cell>
          <table:table-cell table:formula="of:=MID([.A135];[.B135]+2;900)" office:value-type="string" office:string-value="Rosilda de Freitas" calcext:value-type="string">
            <text:p>Rosilda de Freitas</text:p>
          </table:table-cell>
          <table:table-cell table:formula="of:=CONCATENATE(&quot;{nome: '&quot;;[.C135];&quot;', email: '&quot;;[.C136];&quot;'},&quot;)" office:value-type="string" office:string-value="{nome: 'Rosilda de Freitas', email: 'rose.freitas@senadora.leg.br'}," calcext:value-type="string">
            <text:p>{nome: 'Rosilda de Freitas', email: 'rose.freitas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rose.freitas@senadora.leg.br" xlink:type="simple">rose.freitas@senadora.leg.br</text:a></text:p>
          </table:table-cell>
          <table:table-cell table:formula="of:=FIND(&quot;:&quot;;[.A136];1)" office:value-type="float" office:value="19" calcext:value-type="float">
            <text:p>19</text:p>
          </table:table-cell>
          <table:table-cell table:formula="of:=MID([.A136];[.B136]+2;900)" office:value-type="string" office:string-value="rose.freitas@senadora.leg.br" calcext:value-type="string">
            <text:p>rose.freitas@senadora.leg.br</text:p>
          </table:table-cell>
          <table:table-cell/>
        </table:table-row>
        <table:table-row table:style-name="ro2">
          <table:table-cell office:value-type="string" calcext:value-type="string">
            <text:p>68) nome civil: Sandra Backsmann Braga</text:p>
          </table:table-cell>
          <table:table-cell table:formula="of:=FIND(&quot;:&quot;;[.A137];1)" office:value-type="float" office:value="15" calcext:value-type="float">
            <text:p>15</text:p>
          </table:table-cell>
          <table:table-cell table:formula="of:=MID([.A137];[.B137]+2;900)" office:value-type="string" office:string-value="Sandra Backsmann Braga" calcext:value-type="string">
            <text:p>Sandra Backsmann Braga</text:p>
          </table:table-cell>
          <table:table-cell table:formula="of:=CONCATENATE(&quot;{nome: '&quot;;[.C137];&quot;', email: '&quot;;[.C138];&quot;'},&quot;)" office:value-type="string" office:string-value="{nome: 'Sandra Backsmann Braga', email: 'sandrabraga@senadora.leg.br'}," calcext:value-type="string">
            <text:p>{nome: 'Sandra Backsmann Braga', email: 'sandrabraga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sandrabraga@senadora.leg.br" xlink:type="simple">sandrabraga@senadora.leg.br</text:a></text:p>
          </table:table-cell>
          <table:table-cell table:formula="of:=FIND(&quot;:&quot;;[.A138];1)" office:value-type="float" office:value="19" calcext:value-type="float">
            <text:p>19</text:p>
          </table:table-cell>
          <table:table-cell table:formula="of:=MID([.A138];[.B138]+2;900)" office:value-type="string" office:string-value="sandrabraga@senadora.leg.br" calcext:value-type="string">
            <text:p>sandrabraga@senadora.leg.br</text:p>
          </table:table-cell>
          <table:table-cell/>
        </table:table-row>
        <table:table-row table:style-name="ro2">
          <table:table-cell office:value-type="string" calcext:value-type="string">
            <text:p>69) nome civil: Sérgio de Oliveira Cunha</text:p>
          </table:table-cell>
          <table:table-cell table:formula="of:=FIND(&quot;:&quot;;[.A139];1)" office:value-type="float" office:value="15" calcext:value-type="float">
            <text:p>15</text:p>
          </table:table-cell>
          <table:table-cell table:formula="of:=MID([.A139];[.B139]+2;900)" office:value-type="string" office:string-value="Sérgio de Oliveira Cunha" calcext:value-type="string">
            <text:p>Sérgio de Oliveira Cunha</text:p>
          </table:table-cell>
          <table:table-cell table:formula="of:=CONCATENATE(&quot;{nome: '&quot;;[.C139];&quot;', email: '&quot;;[.C140];&quot;'},&quot;)" office:value-type="string" office:string-value="{nome: 'Sérgio de Oliveira Cunha', email: 'sergio.petecao@senador.leg.br'}," calcext:value-type="string">
            <text:p>{nome: 'Sérgio de Oliveira Cunha', email: 'sergio.peteca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sergio.petecao@senador.leg.br" xlink:type="simple">sergio.petecao@senador.leg.br</text:a></text:p>
          </table:table-cell>
          <table:table-cell table:formula="of:=FIND(&quot;:&quot;;[.A140];1)" office:value-type="float" office:value="19" calcext:value-type="float">
            <text:p>19</text:p>
          </table:table-cell>
          <table:table-cell table:formula="of:=MID([.A140];[.B140]+2;900)" office:value-type="string" office:string-value="sergio.petecao@senador.leg.br" calcext:value-type="string">
            <text:p>sergio.petecao@senador.leg.br</text:p>
          </table:table-cell>
          <table:table-cell/>
        </table:table-row>
        <table:table-row table:style-name="ro3">
          <table:table-cell office:value-type="string" calcext:value-type="string">
            <text:p>70) nome civil: Simone Nassar Tebet</text:p>
          </table:table-cell>
          <table:table-cell table:formula="of:=FIND(&quot;:&quot;;[.A141];1)" office:value-type="float" office:value="15" calcext:value-type="float">
            <text:p>15</text:p>
          </table:table-cell>
          <table:table-cell table:formula="of:=MID([.A141];[.B141]+2;900)" office:value-type="string" office:string-value="Simone Nassar Tebet" calcext:value-type="string">
            <text:p>Simone Nassar Tebet</text:p>
          </table:table-cell>
          <table:table-cell table:formula="of:=CONCATENATE(&quot;{nome: '&quot;;[.C141];&quot;', email: '&quot;;[.C142];&quot;'},&quot;)" office:value-type="string" office:string-value="{nome: 'Simone Nassar Tebet', email: 'simone.tebet@senadora.leg.br'}," calcext:value-type="string">
            <text:p>{nome: 'Simone Nassar Tebet', email: 'simone.tebet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simone.tebet@senadora.leg.br" xlink:type="simple">simone.tebet@senadora.leg.br</text:a></text:p>
          </table:table-cell>
          <table:table-cell table:formula="of:=FIND(&quot;:&quot;;[.A142];1)" office:value-type="float" office:value="19" calcext:value-type="float">
            <text:p>19</text:p>
          </table:table-cell>
          <table:table-cell table:formula="of:=MID([.A142];[.B142]+2;900)" office:value-type="string" office:string-value="simone.tebet@senadora.leg.br" calcext:value-type="string">
            <text:p>simone.tebet@senadora.leg.br</text:p>
          </table:table-cell>
          <table:table-cell/>
        </table:table-row>
        <table:table-row table:style-name="ro2">
          <table:table-cell office:value-type="string" calcext:value-type="string">
            <text:p>71) nome civil: Tasso Ribeiro Jereissati</text:p>
          </table:table-cell>
          <table:table-cell table:formula="of:=FIND(&quot;:&quot;;[.A143];1)" office:value-type="float" office:value="15" calcext:value-type="float">
            <text:p>15</text:p>
          </table:table-cell>
          <table:table-cell table:formula="of:=MID([.A143];[.B143]+2;900)" office:value-type="string" office:string-value="Tasso Ribeiro Jereissati" calcext:value-type="string">
            <text:p>Tasso Ribeiro Jereissati</text:p>
          </table:table-cell>
          <table:table-cell table:formula="of:=CONCATENATE(&quot;{nome: '&quot;;[.C143];&quot;', email: '&quot;;[.C144];&quot;'},&quot;)" office:value-type="string" office:string-value="{nome: 'Tasso Ribeiro Jereissati', email: 'tasso.jereissati@senador.leg.br'}," calcext:value-type="string">
            <text:p>{nome: 'Tasso Ribeiro Jereissati', email: 'tasso.jereissati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tasso.jereissati@senador.leg.br" xlink:type="simple">tasso.jereissati@senador.leg.br</text:a></text:p>
          </table:table-cell>
          <table:table-cell table:formula="of:=FIND(&quot;:&quot;;[.A144];1)" office:value-type="float" office:value="19" calcext:value-type="float">
            <text:p>19</text:p>
          </table:table-cell>
          <table:table-cell table:formula="of:=MID([.A144];[.B144]+2;900)" office:value-type="string" office:string-value="tasso.jereissati@senador.leg.br" calcext:value-type="string">
            <text:p>tasso.jereissati@senador.leg.br</text:p>
          </table:table-cell>
          <table:table-cell/>
        </table:table-row>
        <table:table-row table:style-name="ro2">
          <table:table-cell office:value-type="string" calcext:value-type="string">
            <text:p>72) nome civil: Telmário Mota de Oliveira</text:p>
          </table:table-cell>
          <table:table-cell table:formula="of:=FIND(&quot;:&quot;;[.A145];1)" office:value-type="float" office:value="15" calcext:value-type="float">
            <text:p>15</text:p>
          </table:table-cell>
          <table:table-cell table:formula="of:=MID([.A145];[.B145]+2;900)" office:value-type="string" office:string-value="Telmário Mota de Oliveira" calcext:value-type="string">
            <text:p>Telmário Mota de Oliveira</text:p>
          </table:table-cell>
          <table:table-cell table:formula="of:=CONCATENATE(&quot;{nome: '&quot;;[.C145];&quot;', email: '&quot;;[.C146];&quot;'},&quot;)" office:value-type="string" office:string-value="{nome: 'Telmário Mota de Oliveira', email: 'telmariomota@senador.leg.br'}," calcext:value-type="string">
            <text:p>{nome: 'Telmário Mota de Oliveira', email: 'telmariomot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telmariomota@senador.leg.br" xlink:type="simple">telmariomota@senador.leg.br</text:a></text:p>
          </table:table-cell>
          <table:table-cell table:formula="of:=FIND(&quot;:&quot;;[.A146];1)" office:value-type="float" office:value="19" calcext:value-type="float">
            <text:p>19</text:p>
          </table:table-cell>
          <table:table-cell table:formula="of:=MID([.A146];[.B146]+2;900)" office:value-type="string" office:string-value="telmariomota@senador.leg.br" calcext:value-type="string">
            <text:p>telmariomota@senador.leg.br</text:p>
          </table:table-cell>
          <table:table-cell/>
        </table:table-row>
        <table:table-row table:style-name="ro2">
          <table:table-cell office:value-type="string" calcext:value-type="string">
            <text:p>73) nome civil: Valdir Raupp de Matos</text:p>
          </table:table-cell>
          <table:table-cell table:formula="of:=FIND(&quot;:&quot;;[.A147];1)" office:value-type="float" office:value="15" calcext:value-type="float">
            <text:p>15</text:p>
          </table:table-cell>
          <table:table-cell table:formula="of:=MID([.A147];[.B147]+2;900)" office:value-type="string" office:string-value="Valdir Raupp de Matos" calcext:value-type="string">
            <text:p>Valdir Raupp de Matos</text:p>
          </table:table-cell>
          <table:table-cell table:formula="of:=CONCATENATE(&quot;{nome: '&quot;;[.C147];&quot;', email: '&quot;;[.C148];&quot;'},&quot;)" office:value-type="string" office:string-value="{nome: 'Valdir Raupp de Matos', email: 'valdir.raupp@senador.leg.br'}," calcext:value-type="string">
            <text:p>{nome: 'Valdir Raupp de Matos', email: 'valdir.raupp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valdir.raupp@senador.leg.br" xlink:type="simple">valdir.raupp@senador.leg.br</text:a></text:p>
          </table:table-cell>
          <table:table-cell table:formula="of:=FIND(&quot;:&quot;;[.A148];1)" office:value-type="float" office:value="19" calcext:value-type="float">
            <text:p>19</text:p>
          </table:table-cell>
          <table:table-cell table:formula="of:=MID([.A148];[.B148]+2;900)" office:value-type="string" office:string-value="valdir.raupp@senador.leg.br" calcext:value-type="string">
            <text:p>valdir.raupp@senador.leg.br</text:p>
          </table:table-cell>
          <table:table-cell/>
        </table:table-row>
        <table:table-row table:style-name="ro3">
          <table:table-cell office:value-type="string" calcext:value-type="string">
            <text:p>74) nome civil: Vanessa Grazziotin</text:p>
          </table:table-cell>
          <table:table-cell table:formula="of:=FIND(&quot;:&quot;;[.A149];1)" office:value-type="float" office:value="15" calcext:value-type="float">
            <text:p>15</text:p>
          </table:table-cell>
          <table:table-cell table:formula="of:=MID([.A149];[.B149]+2;900)" office:value-type="string" office:string-value="Vanessa Grazziotin" calcext:value-type="string">
            <text:p>Vanessa Grazziotin</text:p>
          </table:table-cell>
          <table:table-cell table:formula="of:=CONCATENATE(&quot;{nome: '&quot;;[.C149];&quot;', email: '&quot;;[.C150];&quot;'},&quot;)" office:value-type="string" office:string-value="{nome: 'Vanessa Grazziotin', email: 'vanessa.grazziotin@senadora.leg.br'}," calcext:value-type="string">
            <text:p>{nome: 'Vanessa Grazziotin', email: 'vanessa.grazziotin@senadora.leg.br'},</text:p>
          </table:table-cell>
        </table:table-row>
        <table:table-row table:style-name="ro3">
          <table:table-cell office:value-type="string" calcext:value-type="string">
            <text:p>correio eletrônico: <text:a xlink:href="mailto:vanessa.grazziotin@senadora.leg.br" xlink:type="simple">vanessa.grazziotin@senadora.leg.br</text:a></text:p>
          </table:table-cell>
          <table:table-cell table:formula="of:=FIND(&quot;:&quot;;[.A150];1)" office:value-type="float" office:value="19" calcext:value-type="float">
            <text:p>19</text:p>
          </table:table-cell>
          <table:table-cell table:formula="of:=MID([.A150];[.B150]+2;900)" office:value-type="string" office:string-value="vanessa.grazziotin@senadora.leg.br" calcext:value-type="string">
            <text:p>vanessa.grazziotin@senadora.leg.br</text:p>
          </table:table-cell>
          <table:table-cell/>
        </table:table-row>
        <table:table-row table:style-name="ro2">
          <table:table-cell office:value-type="string" calcext:value-type="string">
            <text:p>75) nome civil: Vicente Alves de Oliveira</text:p>
          </table:table-cell>
          <table:table-cell table:formula="of:=FIND(&quot;:&quot;;[.A151];1)" office:value-type="float" office:value="15" calcext:value-type="float">
            <text:p>15</text:p>
          </table:table-cell>
          <table:table-cell table:formula="of:=MID([.A151];[.B151]+2;900)" office:value-type="string" office:string-value="Vicente Alves de Oliveira" calcext:value-type="string">
            <text:p>Vicente Alves de Oliveira</text:p>
          </table:table-cell>
          <table:table-cell table:formula="of:=CONCATENATE(&quot;{nome: '&quot;;[.C151];&quot;', email: '&quot;;[.C152];&quot;'},&quot;)" office:value-type="string" office:string-value="{nome: 'Vicente Alves de Oliveira', email: 'vicentinho.alves@senador.leg.br'}," calcext:value-type="string">
            <text:p>{nome: 'Vicente Alves de Oliveira', email: 'vicentinho.alv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vicentinho.alves@senador.leg.br" xlink:type="simple">vicentinho.alves@senador.leg.br</text:a></text:p>
          </table:table-cell>
          <table:table-cell table:formula="of:=FIND(&quot;:&quot;;[.A152];1)" office:value-type="float" office:value="19" calcext:value-type="float">
            <text:p>19</text:p>
          </table:table-cell>
          <table:table-cell table:formula="of:=MID([.A152];[.B152]+2;900)" office:value-type="string" office:string-value="vicentinho.alves@senador.leg.br" calcext:value-type="string">
            <text:p>vicentinho.alves@senador.leg.br</text:p>
          </table:table-cell>
          <table:table-cell/>
        </table:table-row>
        <table:table-row table:style-name="ro4">
          <table:table-cell office:value-type="string" calcext:value-type="string">
            <text:p>76) nome civil: Waldemir Moka Miranda de Britto</text:p>
          </table:table-cell>
          <table:table-cell table:formula="of:=FIND(&quot;:&quot;;[.A153];1)" office:value-type="float" office:value="15" calcext:value-type="float">
            <text:p>15</text:p>
          </table:table-cell>
          <table:table-cell table:formula="of:=MID([.A153];[.B153]+2;900)" office:value-type="string" office:string-value="Waldemir Moka Miranda de Britto" calcext:value-type="string">
            <text:p>Waldemir Moka Miranda de Britto</text:p>
          </table:table-cell>
          <table:table-cell table:formula="of:=CONCATENATE(&quot;{nome: '&quot;;[.C153];&quot;', email: '&quot;;[.C154];&quot;'},&quot;)" office:value-type="string" office:string-value="{nome: 'Waldemir Moka Miranda de Britto', email: 'waldemir.moka@senador.leg.br'}," calcext:value-type="string">
            <text:p>{nome: 'Waldemir Moka Miranda de Britto', email: 'waldemir.mok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waldemir.moka@senador.leg.br" xlink:type="simple">waldemir.moka@senador.leg.br</text:a></text:p>
          </table:table-cell>
          <table:table-cell table:formula="of:=FIND(&quot;:&quot;;[.A154];1)" office:value-type="float" office:value="19" calcext:value-type="float">
            <text:p>19</text:p>
          </table:table-cell>
          <table:table-cell table:formula="of:=MID([.A154];[.B154]+2;900)" office:value-type="string" office:string-value="waldemir.moka@senador.leg.br" calcext:value-type="string">
            <text:p>waldemir.moka@senador.leg.br</text:p>
          </table:table-cell>
          <table:table-cell/>
        </table:table-row>
        <table:table-row table:style-name="ro2">
          <table:table-cell office:value-type="string" calcext:value-type="string">
            <text:p>77) nome civil: Walter de Freitas Pinheiro</text:p>
          </table:table-cell>
          <table:table-cell table:formula="of:=FIND(&quot;:&quot;;[.A155];1)" office:value-type="float" office:value="15" calcext:value-type="float">
            <text:p>15</text:p>
          </table:table-cell>
          <table:table-cell table:formula="of:=MID([.A155];[.B155]+2;900)" office:value-type="string" office:string-value="Walter de Freitas Pinheiro" calcext:value-type="string">
            <text:p>Walter de Freitas Pinheiro</text:p>
          </table:table-cell>
          <table:table-cell table:formula="of:=CONCATENATE(&quot;{nome: '&quot;;[.C155];&quot;', email: '&quot;;[.C156];&quot;'},&quot;)" office:value-type="string" office:string-value="{nome: 'Walter de Freitas Pinheiro', email: 'pinheiro@senador.leg.br'}," calcext:value-type="string">
            <text:p>{nome: 'Walter de Freitas Pinheiro', email: 'pinheiro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pinheiro@senador.leg.br" xlink:type="simple">pinheiro@senador.leg.br</text:a></text:p>
          </table:table-cell>
          <table:table-cell table:formula="of:=FIND(&quot;:&quot;;[.A156];1)" office:value-type="float" office:value="19" calcext:value-type="float">
            <text:p>19</text:p>
          </table:table-cell>
          <table:table-cell table:formula="of:=MID([.A156];[.B156]+2;900)" office:value-type="string" office:string-value="pinheiro@senador.leg.br" calcext:value-type="string">
            <text:p>pinheiro@senador.leg.br</text:p>
          </table:table-cell>
          <table:table-cell/>
        </table:table-row>
        <table:table-row table:style-name="ro2">
          <table:table-cell office:value-type="string" calcext:value-type="string">
            <text:p>78) nome civil: Wellington Antonio Fagundes</text:p>
          </table:table-cell>
          <table:table-cell table:formula="of:=FIND(&quot;:&quot;;[.A157];1)" office:value-type="float" office:value="15" calcext:value-type="float">
            <text:p>15</text:p>
          </table:table-cell>
          <table:table-cell table:formula="of:=MID([.A157];[.B157]+2;900)" office:value-type="string" office:string-value="Wellington Antonio Fagundes" calcext:value-type="string">
            <text:p>Wellington Antonio Fagundes</text:p>
          </table:table-cell>
          <table:table-cell table:formula="of:=CONCATENATE(&quot;{nome: '&quot;;[.C157];&quot;', email: '&quot;;[.C158];&quot;'},&quot;)" office:value-type="string" office:string-value="{nome: 'Wellington Antonio Fagundes', email: 'wellington.fagundes@senador.leg.br'}," calcext:value-type="string">
            <text:p>{nome: 'Wellington Antonio Fagundes', email: 'wellington.fagunde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wellington.fagundes@senador.leg.br" xlink:type="simple">wellington.fagundes@senador.leg.br</text:a></text:p>
          </table:table-cell>
          <table:table-cell table:formula="of:=FIND(&quot;:&quot;;[.A158];1)" office:value-type="float" office:value="19" calcext:value-type="float">
            <text:p>19</text:p>
          </table:table-cell>
          <table:table-cell table:formula="of:=MID([.A158];[.B158]+2;900)" office:value-type="string" office:string-value="wellington.fagundes@senador.leg.br" calcext:value-type="string">
            <text:p>wellington.fagundes@senador.leg.br</text:p>
          </table:table-cell>
          <table:table-cell/>
        </table:table-row>
        <table:table-row table:style-name="ro2">
          <table:table-cell office:value-type="string" calcext:value-type="string">
            <text:p>79) nome civil: Wilder Pedro de Morais</text:p>
          </table:table-cell>
          <table:table-cell table:formula="of:=FIND(&quot;:&quot;;[.A159];1)" office:value-type="float" office:value="15" calcext:value-type="float">
            <text:p>15</text:p>
          </table:table-cell>
          <table:table-cell table:formula="of:=MID([.A159];[.B159]+2;900)" office:value-type="string" office:string-value="Wilder Pedro de Morais" calcext:value-type="string">
            <text:p>Wilder Pedro de Morais</text:p>
          </table:table-cell>
          <table:table-cell table:formula="of:=CONCATENATE(&quot;{nome: '&quot;;[.C159];&quot;', email: '&quot;;[.C160];&quot;'},&quot;)" office:value-type="string" office:string-value="{nome: 'Wilder Pedro de Morais', email: 'wilder.morais@senador.leg.br'}," calcext:value-type="string">
            <text:p>{nome: 'Wilder Pedro de Morais', email: 'wilder.morais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wilder.morais@senador.leg.br" xlink:type="simple">wilder.morais@senador.leg.br</text:a></text:p>
          </table:table-cell>
          <table:table-cell table:formula="of:=FIND(&quot;:&quot;;[.A160];1)" office:value-type="float" office:value="19" calcext:value-type="float">
            <text:p>19</text:p>
          </table:table-cell>
          <table:table-cell table:formula="of:=MID([.A160];[.B160]+2;900)" office:value-type="string" office:string-value="wilder.morais@senador.leg.br" calcext:value-type="string">
            <text:p>wilder.morais@senador.leg.br</text:p>
          </table:table-cell>
          <table:table-cell/>
        </table:table-row>
        <table:table-row table:style-name="ro2">
          <table:table-cell office:value-type="string" calcext:value-type="string">
            <text:p>80) nome civil: José Perrella de Oliveira Costa</text:p>
          </table:table-cell>
          <table:table-cell table:formula="of:=FIND(&quot;:&quot;;[.A161];1)" office:value-type="float" office:value="15" calcext:value-type="float">
            <text:p>15</text:p>
          </table:table-cell>
          <table:table-cell table:formula="of:=MID([.A161];[.B161]+2;900)" office:value-type="string" office:string-value="José Perrella de Oliveira Costa" calcext:value-type="string">
            <text:p>José Perrella de Oliveira Costa</text:p>
          </table:table-cell>
          <table:table-cell table:formula="of:=CONCATENATE(&quot;{nome: '&quot;;[.C161];&quot;', email: '&quot;;[.C162];&quot;'},&quot;)" office:value-type="string" office:string-value="{nome: 'José Perrella de Oliveira Costa', email: 'zeze.perrella@senador.leg.br'}," calcext:value-type="string">
            <text:p>{nome: 'José Perrella de Oliveira Costa', email: 'zeze.perrella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zeze.perrella@senador.leg.br" xlink:type="simple">zeze.perrella@senador.leg.br</text:a></text:p>
          </table:table-cell>
          <table:table-cell table:formula="of:=FIND(&quot;:&quot;;[.A162];1)" office:value-type="float" office:value="19" calcext:value-type="float">
            <text:p>19</text:p>
          </table:table-cell>
          <table:table-cell table:formula="of:=MID([.A162];[.B162]+2;900)" office:value-type="string" office:string-value="zeze.perrella@senador.leg.br" calcext:value-type="string">
            <text:p>zeze.perrella@senador.leg.br</text:p>
          </table:table-cell>
          <table:table-cell/>
        </table:table-row>
        <table:table-row table:style-name="ro3">
          <table:table-cell office:value-type="string" calcext:value-type="string">
            <text:p>81) nome civil: Dário Elias Berger</text:p>
          </table:table-cell>
          <table:table-cell table:formula="of:=FIND(&quot;:&quot;;[.A163];1)" office:value-type="float" office:value="15" calcext:value-type="float">
            <text:p>15</text:p>
          </table:table-cell>
          <table:table-cell table:formula="of:=MID([.A163];[.B163]+2;900)" office:value-type="string" office:string-value="Dário Elias Berger" calcext:value-type="string">
            <text:p>Dário Elias Berger</text:p>
          </table:table-cell>
          <table:table-cell table:formula="of:=CONCATENATE(&quot;{nome: '&quot;;[.C163];&quot;', email: '&quot;;[.C164];&quot;'},&quot;)" office:value-type="string" office:string-value="{nome: 'Dário Elias Berger', email: 'dario.berger@senador.leg.br'}," calcext:value-type="string">
            <text:p>{nome: 'Dário Elias Berger', email: 'dario.berger@senador.leg.br'},</text:p>
          </table:table-cell>
        </table:table-row>
        <table:table-row table:style-name="ro3">
          <table:table-cell office:value-type="string" calcext:value-type="string">
            <text:p>correio eletrônico: <text:a xlink:href="mailto:dario.berger@senador.leg.br" xlink:type="simple">dario.berger@senador.leg.br</text:a></text:p>
          </table:table-cell>
          <table:table-cell table:formula="of:=FIND(&quot;:&quot;;[.A164];1)" office:value-type="float" office:value="19" calcext:value-type="float">
            <text:p>19</text:p>
          </table:table-cell>
          <table:table-cell table:formula="of:=MID([.A164];[.B164]+2;900)" office:value-type="string" office:string-value="dario.berger@senador.leg.br" calcext:value-type="string">
            <text:p>dario.berger@senador.leg.b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0:22:43.100000000</meta:creation-date>
    <dc:date>2015-07-03T13:03:04.877000000</dc:date>
    <meta:editing-duration>PT2H25M11S</meta:editing-duration>
    <meta:editing-cycles>1</meta:editing-cycles>
    <meta:document-statistic meta:table-count="1" meta:cell-count="567" meta:object-count="0"/>
    <meta:generator>LibreOffice/4.3.3.2$Windows_x86 LibreOffice_project/9bb7eadab57b6755b1265afa86e04bf45fbfc644</meta:generator>
  </office:meta>
</office:document-meta>
</file>